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5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fd7a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591ffa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d0f14ca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7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df72d8f" style:font-size-asian="12pt" style:font-size-complex="12pt"/>
    </style:style>
    <style:style style:name="P42" style:family="paragraph" style:parent-style-name="Table_20_Contents">
      <style:text-properties style:font-name="Liberation Sans" fo:font-size="12pt" style:font-size-asian="12pt" style:font-size-complex="12pt"/>
    </style:style>
    <style:style style:name="P43" style:family="paragraph" style:parent-style-name="Standard">
      <style:text-properties style:font-name="Liberation Sans" fo:font-size="12pt" officeooo:paragraph-rsid="0e295d3a" style:font-size-asian="12pt" style:font-size-complex="12pt"/>
    </style:style>
    <style:style style:name="P44" style:family="paragraph" style:parent-style-name="Standard">
      <style:text-properties style:font-name="Liberation Sans" fo:font-size="12pt" officeooo:paragraph-rsid="0e0780d4" style:font-size-asian="12pt" style:font-size-complex="12pt"/>
    </style:style>
    <style:style style:name="P45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6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7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df72d8f"/>
    </style:style>
    <style:style style:name="P49" style:family="paragraph" style:parent-style-name="Standard">
      <style:text-properties officeooo:paragraph-rsid="0b0ddd8e"/>
    </style:style>
    <style:style style:name="P50" style:family="paragraph" style:parent-style-name="Standard">
      <style:text-properties officeooo:paragraph-rsid="0ca56a54"/>
    </style:style>
    <style:style style:name="P51" style:family="paragraph" style:parent-style-name="Standard">
      <style:text-properties officeooo:paragraph-rsid="0ca5faa5"/>
    </style:style>
    <style:style style:name="P52" style:family="paragraph" style:parent-style-name="Standard">
      <style:text-properties officeooo:paragraph-rsid="0ca6ddb9"/>
    </style:style>
    <style:style style:name="P53" style:family="paragraph" style:parent-style-name="Standard">
      <style:text-properties officeooo:paragraph-rsid="04f68805"/>
    </style:style>
    <style:style style:name="P54" style:family="paragraph" style:parent-style-name="Standard">
      <style:text-properties officeooo:paragraph-rsid="0bad8f69"/>
    </style:style>
    <style:style style:name="P55" style:family="paragraph" style:parent-style-name="Standard">
      <style:text-properties officeooo:paragraph-rsid="0a0f7b62"/>
    </style:style>
    <style:style style:name="P56" style:family="paragraph" style:parent-style-name="Standard">
      <style:text-properties officeooo:paragraph-rsid="0cb27039"/>
    </style:style>
    <style:style style:name="P57" style:family="paragraph" style:parent-style-name="Standard">
      <style:text-properties officeooo:paragraph-rsid="0cc50ec9"/>
    </style:style>
    <style:style style:name="P58" style:family="paragraph" style:parent-style-name="Standard">
      <style:text-properties officeooo:paragraph-rsid="0cc5fe5b"/>
    </style:style>
    <style:style style:name="P59" style:family="paragraph" style:parent-style-name="Standard">
      <style:text-properties officeooo:paragraph-rsid="0ce3fa52"/>
    </style:style>
    <style:style style:name="P60" style:family="paragraph" style:parent-style-name="Standard">
      <style:text-properties officeooo:paragraph-rsid="0ce58c9e"/>
    </style:style>
    <style:style style:name="P61" style:family="paragraph" style:parent-style-name="Standard">
      <style:text-properties officeooo:paragraph-rsid="0d1ec96e"/>
    </style:style>
    <style:style style:name="P62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4" style:family="paragraph" style:parent-style-name="Standard">
      <style:text-properties officeooo:paragraph-rsid="0e1b58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1fcb79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6" style:family="paragraph" style:parent-style-name="Standard">
      <style:text-properties officeooo:paragraph-rsid="0d2e61eb"/>
    </style:style>
    <style:style style:name="P67" style:family="paragraph" style:parent-style-name="Standard">
      <style:text-properties officeooo:paragraph-rsid="0d804757"/>
    </style:style>
    <style:style style:name="P68" style:family="paragraph" style:parent-style-name="Standard">
      <style:text-properties officeooo:paragraph-rsid="0da26ad3"/>
    </style:style>
    <style:style style:name="P69" style:family="paragraph" style:parent-style-name="Standard">
      <style:text-properties officeooo:paragraph-rsid="0d1be4a7"/>
    </style:style>
    <style:style style:name="P70" style:family="paragraph" style:parent-style-name="Standard">
      <style:text-properties officeooo:paragraph-rsid="0daa4aef"/>
    </style:style>
    <style:style style:name="P71" style:family="paragraph" style:parent-style-name="Standard">
      <style:text-properties officeooo:paragraph-rsid="0daef67d"/>
    </style:style>
    <style:style style:name="P72" style:family="paragraph" style:parent-style-name="Standard">
      <style:text-properties officeooo:paragraph-rsid="0db0d4d1"/>
    </style:style>
    <style:style style:name="P73" style:family="paragraph" style:parent-style-name="Standard">
      <style:text-properties officeooo:paragraph-rsid="0db40abc"/>
    </style:style>
    <style:style style:name="P74" style:family="paragraph" style:parent-style-name="Standard">
      <style:text-properties officeooo:paragraph-rsid="0dbf3336"/>
    </style:style>
    <style:style style:name="P75" style:family="paragraph" style:parent-style-name="Standard">
      <style:text-properties officeooo:paragraph-rsid="0dce9327"/>
    </style:style>
    <style:style style:name="P76" style:family="paragraph" style:parent-style-name="Standard">
      <style:text-properties officeooo:rsid="0dde9a1c" officeooo:paragraph-rsid="0dde9a1c"/>
    </style:style>
    <style:style style:name="P77" style:family="paragraph" style:parent-style-name="Standard">
      <style:text-properties officeooo:rsid="0dde9a1c" officeooo:paragraph-rsid="0ddfbc49"/>
    </style:style>
    <style:style style:name="P78" style:family="paragraph" style:parent-style-name="Standard">
      <style:text-properties officeooo:paragraph-rsid="0deb3f7d"/>
    </style:style>
    <style:style style:name="P79" style:family="paragraph" style:parent-style-name="Footnote">
      <style:text-properties officeooo:paragraph-rsid="04473353"/>
    </style:style>
    <style:style style:name="P80" style:family="paragraph" style:parent-style-name="Footnote">
      <style:text-properties officeooo:paragraph-rsid="0cf7e116"/>
    </style:style>
    <style:style style:name="P81" style:family="paragraph" style:parent-style-name="Footnote">
      <style:text-properties officeooo:rsid="043ccc66" officeooo:paragraph-rsid="0dca2508"/>
    </style:style>
    <style:style style:name="P82" style:family="paragraph" style:parent-style-name="Footnote">
      <style:text-properties officeooo:rsid="043ccc66" officeooo:paragraph-rsid="0e50324d"/>
    </style:style>
    <style:style style:name="P83" style:family="paragraph" style:parent-style-name="Footnote">
      <style:text-properties officeooo:rsid="043ccc66" officeooo:paragraph-rsid="0e5afad8"/>
    </style:style>
    <style:style style:name="P84" style:family="paragraph" style:parent-style-name="Standard">
      <style:text-properties officeooo:paragraph-rsid="0e0f3ce4"/>
    </style:style>
    <style:style style:name="P85" style:family="paragraph" style:parent-style-name="Standard">
      <style:text-properties officeooo:rsid="0e12a1f2" officeooo:paragraph-rsid="0e12a1f2"/>
    </style:style>
    <style:style style:name="P86" style:family="paragraph" style:parent-style-name="Standard">
      <style:text-properties officeooo:paragraph-rsid="0e12a1f2"/>
    </style:style>
    <style:style style:name="P87" style:family="paragraph" style:parent-style-name="Standard">
      <style:text-properties officeooo:paragraph-rsid="0e153b91"/>
    </style:style>
    <style:style style:name="P88" style:family="paragraph" style:parent-style-name="Footnote">
      <style:text-properties officeooo:paragraph-rsid="0e1736d1"/>
    </style:style>
    <style:style style:name="P89" style:family="paragraph" style:parent-style-name="Standard">
      <style:text-properties officeooo:paragraph-rsid="0e26e14b"/>
    </style:style>
    <style:style style:name="P9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4746e6"/>
    </style:style>
    <style:style style:name="P9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e31665"/>
    </style:style>
    <style:style style:name="P9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5ba6ae"/>
    </style:style>
    <style:style style:name="P93" style:family="paragraph" style:parent-style-name="Standard">
      <style:text-properties officeooo:paragraph-rsid="0e5c6890"/>
    </style:style>
    <style:style style:name="P94" style:family="paragraph" style:parent-style-name="Footnote">
      <style:text-properties officeooo:paragraph-rsid="0e72255e"/>
    </style:style>
    <style:style style:name="P95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0780d4"/>
    </style:style>
    <style:style style:name="P9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7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8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0" style:family="paragraph" style:parent-style-name="Standard">
      <style:text-properties officeooo:paragraph-rsid="0e7e5c87"/>
    </style:style>
    <style:style style:name="P10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2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1pt" style:font-size-asian="11pt" style:font-size-complex="11pt"/>
    </style:style>
    <style:style style:name="T3" style:family="text">
      <style:text-properties style:font-name="Ubuntu1" fo:font-size="10pt" style:font-size-asian="10pt" style:font-size-complex="10pt"/>
    </style:style>
    <style:style style:name="T4" style:family="text">
      <style:text-properties fo:language="nl" fo:country="NL" style:language-asian="nl" style:country-asian="NL"/>
    </style:style>
    <style:style style:name="T5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language="nl" fo:country="NL" officeooo:rsid="0e72255e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" style:family="text">
      <style:text-properties fo:language="nl" fo:country="NL" officeooo:rsid="0e764f55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" style:family="text">
      <style:text-properties fo:language="nl" fo:country="NL" officeooo:rsid="0e4746e6" style:font-name-asian="HG Mincho Light J" style:language-asian="nl" style:country-asian="NL" style:font-name-complex="Arial Unicode MS" style:font-size-complex="12pt" style:language-complex="nl" style:country-complex="NL"/>
    </style:style>
    <style:style style:name="T10" style:family="text">
      <style:text-properties officeooo:rsid="02f99a6c"/>
    </style:style>
    <style:style style:name="T11" style:family="text">
      <style:text-properties fo:color="#000000" loext:opacity="100%"/>
    </style:style>
    <style:style style:name="T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4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5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8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9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0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1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1b441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3cb48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42890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6fcb2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1dfe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935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cb07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94e64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1b4417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2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2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2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41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42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a9256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1b589b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4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5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6" style:family="text">
      <style:text-properties fo:color="#000000" loext:opacity="100%" style:text-line-through-style="none" style:text-line-through-type="none" style:text-underline-style="none"/>
    </style:style>
    <style:style style:name="T257" style:family="text">
      <style:text-properties fo:color="#000000" loext:opacity="100%" style:text-line-through-style="none" style:text-line-through-type="none" style:text-underline-style="none" officeooo:rsid="0aabd8f8"/>
    </style:style>
    <style:style style:name="T25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9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0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1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62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63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64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65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66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color="#000000" loext:opacity="100%" style:font-name="Ubuntu3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69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0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71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72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3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74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75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6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7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8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9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81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82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83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84" style:family="text">
      <style:text-properties fo:color="#000000" loext:opacity="100%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85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6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7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8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9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0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1" style:family="text">
      <style:text-properties fo:color="#000000" loext:opacity="100%" style:font-name="Liberation Sans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2" style:family="text">
      <style:text-properties fo:color="#000000" loext:opacity="100%" style:font-name="Liberation Sans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3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4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5" style:family="text">
      <style:text-properties fo:color="#000000" loext:opacity="100%" style:font-name="Liberation Sans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6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7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0" style:family="text">
      <style:text-properties fo:color="#000000" loext:opacity="100%" style:font-name="Liberation Sans" fo:font-size="12pt" fo:language="nl" fo:country="NL" fo:font-weight="normal" officeooo:rsid="0e48dca5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01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2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3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10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11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13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14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15" style:family="text">
      <style:text-properties fo:color="#000000" loext:opacity="100%" style:font-name="Liberation Sans" fo:font-size="12pt" fo:language="nl" fo:country="NL" fo:font-weight="bold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16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17" style:family="text">
      <style:text-properties fo:color="#000000" loext:opacity="100%" style:font-name="Liberation Sans" fo:font-size="12pt" fo:language="nl" fo:country="NL" fo:font-weight="bold" officeooo:rsid="0e2b2f17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18" style:family="text">
      <style:text-properties fo:color="#000000" loext:opacity="100%" style:font-name="Liberation Sans" fo:font-size="12pt" fo:language="nl" fo:country="NL" fo:font-weight="bold" officeooo:rsid="0e3cac9e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19" style:family="text">
      <style:text-properties fo:color="#000000" loext:opacity="100%" style:font-name="Liberation Sans" fo:font-size="12pt" fo:language="nl" fo:country="NL" fo:font-weight="bold" officeooo:rsid="0e48dca5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20" style:family="text">
      <style:text-properties fo:color="#000000" loext:opacity="100%" style:font-name="Liberation Sans" fo:font-size="12pt" fo:language="nl" fo:country="NL" fo:font-weight="bold" officeooo:rsid="0e4dc746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21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2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 loext:padding="0.049cm" loext:border="0.31pt solid #000000"/>
    </style:style>
    <style:style style:name="T323" style:family="text">
      <style:text-properties fo:color="#000000" loext:opacity="100%" style:font-name="Liberation Sans" fo:font-size="12pt" fo:language="nl" fo:country="NL" officeooo:rsid="0e2b2f17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4" style:family="text">
      <style:text-properties fo:color="#000000" loext:opacity="100%" style:font-name="Liberation Sans" fo:font-size="12pt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5" style:family="text">
      <style:text-properties fo:color="#000000" loext:opacity="100%" style:font-name="Liberation Sans" fo:font-size="12pt" fo:language="nl" fo:country="NL" officeooo:rsid="0e48dca5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6" style:family="text">
      <style:text-properties fo:color="#000000" loext:opacity="100%" style:font-name="Liberation Sans" fo:font-size="12pt" fo:language="nl" fo:country="NL" officeooo:rsid="0e4c0a65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7" style:family="text">
      <style:text-properties fo:color="#000000" loext:opacity="100%" style:font-name="Liberation Sans" fo:font-size="12pt" fo:language="nl" fo:country="NL" officeooo:rsid="0e576c5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8" style:family="text">
      <style:text-properties fo:color="#000000" loext:opacity="100%" style:font-name="Liberation Sans" fo:font-size="12pt" fo:language="nl" fo:country="NL" officeooo:rsid="0ef60a1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9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330" style:family="text">
      <style:text-properties fo:color="#000000" loext:opacity="100%" officeooo:rsid="004804ae"/>
    </style:style>
    <style:style style:name="T331" style:family="text">
      <style:text-properties fo:color="#000000" loext:opacity="100%" style:font-name="Liberation Sans1" fo:font-size="10pt" fo:language="nl" fo:country="NL" officeooo:rsid="0dfbebc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2" style:family="text">
      <style:text-properties fo:color="#000000" loext:opacity="100%" style:text-position="super 58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3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334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35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36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37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38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39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40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41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42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43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44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45" style:family="text">
      <style:text-properties style:text-line-through-style="none" style:text-line-through-type="none" style:font-name="Liberation Sans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46" style:family="text">
      <style:text-properties style:text-line-through-style="none" style:text-line-through-type="none" style:font-name="Liberation Sans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47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348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349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50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351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352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353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54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355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56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57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58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59" style:family="text">
      <style:text-properties style:text-line-through-style="none" style:text-line-through-type="none" style:font-name="Liberation Sans" fo:font-size="12pt" style:text-underline-style="none" officeooo:rsid="068e99ef" style:font-size-asian="12pt" style:font-size-complex="12pt"/>
    </style:style>
    <style:style style:name="T36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3" style:family="text">
      <style:text-properties style:use-window-font-color="true" loext:opacity="0%" style:font-name="Liberation Sans" officeooo:rsid="047da547"/>
    </style:style>
    <style:style style:name="T364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5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66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67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68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9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0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1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2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3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4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5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6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7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8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9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80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81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82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83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84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85" style:family="text">
      <style:text-properties style:use-window-font-color="true" loext:opacity="0%" style:font-name="Liberation Sans" fo:font-size="12pt" style:font-size-asian="12pt" style:font-size-complex="12pt"/>
    </style:style>
    <style:style style:name="T386" style:family="text">
      <style:text-properties officeooo:rsid="04473353"/>
    </style:style>
    <style:style style:name="T387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88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89" style:family="text">
      <style:text-properties officeooo:rsid="0a6f0a69"/>
    </style:style>
    <style:style style:name="T390" style:family="text">
      <style:text-properties officeooo:rsid="0aace3cd"/>
    </style:style>
    <style:style style:name="T391" style:family="text">
      <style:text-properties officeooo:rsid="0b952edb"/>
    </style:style>
    <style:style style:name="T392" style:family="text">
      <style:text-properties fo:font-size="8pt" style:font-size-asian="8pt" style:font-size-complex="8pt" loext:padding="0.049cm" loext:border="0.31pt solid #000000"/>
    </style:style>
    <style:style style:name="T393" style:family="text">
      <style:text-properties officeooo:rsid="0394a435"/>
    </style:style>
    <style:style style:name="T394" style:family="text">
      <style:text-properties officeooo:rsid="0be4091b"/>
    </style:style>
    <style:style style:name="T395" style:family="text">
      <style:text-properties officeooo:rsid="0bf888a9"/>
    </style:style>
    <style:style style:name="T396" style:family="text">
      <style:text-properties officeooo:rsid="0cf7e116"/>
    </style:style>
    <style:style style:name="T397" style:family="text">
      <style:text-properties officeooo:rsid="0d52ea33"/>
    </style:style>
    <style:style style:name="T398" style:family="text">
      <style:text-properties officeooo:rsid="0de11971"/>
    </style:style>
    <style:style style:name="T399" style:family="text">
      <style:text-properties style:font-name="Liberation Sans"/>
    </style:style>
    <style:style style:name="T400" style:family="text">
      <style:text-properties style:font-name="Liberation Sans" fo:font-size="12pt"/>
    </style:style>
    <style:style style:name="T401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2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03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4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5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6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407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408" style:family="text">
      <style:text-properties style:font-name="Liberation Sans" fo:font-size="12pt" fo:font-style="normal" officeooo:rsid="00bddfbe" style:font-size-asian="12pt" style:font-size-complex="12pt"/>
    </style:style>
    <style:style style:name="T409" style:family="text">
      <style:text-properties style:font-name="Liberation Sans" fo:font-size="12pt" officeooo:rsid="047da547" style:font-size-asian="12pt"/>
    </style:style>
    <style:style style:name="T410" style:family="text">
      <style:text-properties style:font-name="Liberation Sans" fo:font-size="12pt" style:font-size-asian="12pt" style:font-size-complex="12pt"/>
    </style:style>
    <style:style style:name="T411" style:family="text">
      <style:text-properties style:font-name="Liberation Sans" fo:font-size="12pt" officeooo:rsid="01657261" style:font-size-asian="12pt" style:font-size-complex="12pt"/>
    </style:style>
    <style:style style:name="T412" style:family="text">
      <style:text-properties style:font-name="Liberation Sans" fo:font-size="12pt" officeooo:rsid="00bddfbe" style:font-size-asian="12pt" style:font-size-complex="12pt"/>
    </style:style>
    <style:style style:name="T413" style:family="text">
      <style:text-properties style:font-name="Liberation Sans" fo:font-size="12pt" officeooo:rsid="0d1ec96e" style:font-size-asian="12pt" style:font-size-complex="12pt"/>
    </style:style>
    <style:style style:name="T414" style:family="text">
      <style:text-properties style:font-name="Liberation Sans" fo:font-size="12pt" officeooo:rsid="0e2b2f17" style:font-size-asian="12pt" style:font-size-complex="12pt"/>
    </style:style>
    <style:style style:name="T415" style:family="text">
      <style:text-properties style:font-name="Liberation Sans" fo:font-size="12pt" officeooo:rsid="0e2e0824" style:font-size-asian="12pt" style:font-size-complex="12pt"/>
    </style:style>
    <style:style style:name="T416" style:family="text">
      <style:text-properties style:font-name="Liberation Sans" officeooo:rsid="047fb57c"/>
    </style:style>
    <style:style style:name="T417" style:family="text">
      <style:text-properties style:font-name="Liberation Sans" officeooo:rsid="047da547"/>
    </style:style>
    <style:style style:name="T418" style:family="text">
      <style:text-properties officeooo:rsid="0dfbebc7"/>
    </style:style>
    <style:style style:name="T419" style:family="text">
      <style:text-properties officeooo:rsid="01657261" style:font-size-complex="12pt"/>
    </style:style>
    <style:style style:name="T420" style:family="text">
      <style:text-properties officeooo:rsid="0e1fd37f"/>
    </style:style>
    <style:style style:name="T421" style:family="text">
      <style:text-properties fo:font-weight="bold" officeooo:rsid="0e59b6fb" style:font-weight-asian="bold" style:font-weight-complex="bold"/>
    </style:style>
    <style:style style:name="T422" style:family="text">
      <style:text-properties officeooo:rsid="0e3b8d4d"/>
    </style:style>
    <style:style style:name="T423" style:family="text">
      <style:text-properties officeooo:rsid="0e3cac9e"/>
    </style:style>
    <style:style style:name="T424" style:family="text">
      <style:text-properties officeooo:rsid="0e5635a7"/>
    </style:style>
    <style:style style:name="T425" style:family="text">
      <style:text-properties officeooo:rsid="0e56c5f4"/>
    </style:style>
    <style:style style:name="T426" style:family="text">
      <style:text-properties officeooo:rsid="0e5e443a"/>
    </style:style>
    <style:style style:name="T427" style:family="text">
      <style:text-properties officeooo:rsid="0e633903"/>
    </style:style>
    <style:style style:name="T428" style:family="text">
      <style:text-properties officeooo:rsid="0e64fc60"/>
    </style:style>
    <style:style style:name="T429" style:family="text">
      <style:text-properties fo:color="#999999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30" style:family="text">
      <style:text-properties fo:color="#999999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31" style:family="text">
      <style:text-properties fo:color="#999999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32" style:family="text">
      <style:text-properties fo:color="#999999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3" style:family="text">
      <style:text-properties fo:color="#999999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4" style:family="text">
      <style:text-properties fo:color="#999999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5" style:family="text">
      <style:text-properties fo:color="#999999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436" style:family="text">
      <style:text-properties fo:color="#999999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37" style:family="text">
      <style:text-properties fo:color="#999999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438" style:family="text">
      <style:text-properties fo:color="#999999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9" style:family="text">
      <style:text-properties fo:color="#999999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40" style:family="text">
      <style:text-properties fo:color="#999999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441" style:family="text">
      <style:text-properties fo:color="#999999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42" style:family="text">
      <style:text-properties fo:color="#999999" loext:opacity="100%" style:font-name="Liberation Sans" fo:font-size="12pt" style:font-size-asian="12pt" style:font-size-complex="12pt"/>
    </style:style>
    <style:style style:name="T443" style:family="text">
      <style:text-properties fo:color="#999999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44" style:family="text">
      <style:text-properties fo:color="#999999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2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3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3" form:id="control13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6" form:id="control16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7" form:id="control17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5" form:id="control2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6" form:id="control2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5"><text:span text:style-name="Strong_20_Emphasis"><text:span text:style-name="T286">C</text:span></text:span><text:span text:style-name="Strong_20_Emphasis"><text:span text:style-name="T285">hecklist voor </text:span></text:span><text:span text:style-name="Strong_20_Emphasis"><text:span text:style-name="T287">de installatie</text:span></text:span><text:span text:style-name="Strong_20_Emphasis"><text:span text:style-name="T285"> van </text:span></text:span><text:reference-mark-start text:name="Distributie"/><text:span text:style-name="Strong_20_Emphasis"><text:span text:style-name="T288">Ubuntu</text:span></text:span><text:reference-mark-end text:name="Distributie"/><text:span text:style-name="Strong_20_Emphasis"><text:span text:style-name="T288"> </text:span></text:span><text:reference-mark-start text:name="Versie"/><text:span text:style-name="Strong_20_Emphasis"><text:span text:style-name="T289">2</text:span></text:span><text:span text:style-name="Strong_20_Emphasis"><text:span text:style-name="T295">2</text:span></text:span><text:span text:style-name="Strong_20_Emphasis"><text:span text:style-name="T290">.04</text:span></text:span><text:reference-mark-end text:name="Versie"/><text:span text:style-name="Strong_20_Emphasis"><text:span text:style-name="T296"> </text:span></text:span><text:span text:style-name="Strong_20_Emphasis"><text:span text:style-name="T297">LTS</text:span></text:span><text:span text:style-name="Strong_20_Emphasis"><text:span text:style-name="T291"><text:note text:id="ftn1" text:note-class="footnote"><text:note-citation>1</text:note-citation><text:note-body><text:p text:style-name="P88"><text:span text:style-name="T393">Deze versie </text:span><text:span text:style-name="T394">2</text:span><text:span text:style-name="T418">2</text:span><text:span text:style-name="T394">.04 </text:span><text:span text:style-name="T393">heeft codenaam Jammy Jellyfish (</text:span><text:span text:style-name="T331">jammy</text:span><text:span text:style-name="T393">) en is een zogenaamde LTS-versie (</text:span><text:span text:style-name="T398">LTS=</text:span><text:span text:style-name="T393">Long-Term Support, langetermijnondersteuning). <text:s/>Een LTS-versie verschijnt iedere twee jaar </text:span><text:span text:style-name="T397">in </text:span><text:span text:style-name="T393">april (deze in april 202</text:span><text:span text:style-name="T418">2</text:span><text:span text:style-name="T393">) en wordt </text:span><text:span text:style-name="T420">standaard </text:span><text:span text:style-name="T393">vanaf vrijgave </text:span><text:span text:style-name="T267">vijf</text:span><text:span text:style-name="T393"> jaar ondersteund</text:span><text:span text:style-name="T389"> </text:span><text:span text:style-name="T393">(</text:span><text:span text:style-name="T395">updates </text:span><text:span text:style-name="T393">tot april 202</text:span><text:span text:style-name="T418">7</text:span><text:span text:style-name="T389">)</text:span><text:span text:style-name="T393">.</text:span></text:p></text:note-body></text:note></text:span></text:span><text:span text:style-name="Strong_20_Emphasis"><text:span text:style-name="T292"> </text:span></text:span><text:reference-mark-start text:name="Editie"/><text:span text:style-name="Strong_20_Emphasis"><text:span text:style-name="T293">desktop</text:span></text:span><text:reference-mark-end text:name="Editie"/><text:span text:style-name="Strong_20_Emphasis"><text:span text:style-name="T294">.</text:span></text:span></text:p>
      <text:p text:style-name="P9"/>
      <text:p text:style-name="P87"><text:span text:style-name="T54">Kijk op</text:span><text:span text:style-name="T285"> </text:span><text:a xlink:type="simple" xlink:href="https://karelzimmer.nl/" text:style-name="Internet_20_link" text:visited-style-name="Visited_20_Internet_20_Link"><text:span text:style-name="Internet_20_link"><text:span text:style-name="T401">karelzimmer.nl</text:span></text:span></text:a><text:span text:style-name="T285"> </text:span><text:span text:style-name="T360">voor</text:span><text:span text:style-name="T361"> </text:span><text:span text:style-name="T362">deze en andere </text:span><text:span text:style-name="T94">checklists, scripts, </text:span><text:span text:style-name="T95">en informatie</text:span><text:span text:style-name="T94">.</text:span></text:p>
      <text:p text:style-name="P10"/>
      <text:p text:style-name="P45"><text:span text:style-name="T48">D</text:span><text:span text:style-name="T47">it is een invulbare PD</text:span><text:span text:style-name="T49">F</text:span><text:span text:style-name="T47"> met tekst- en keuzevakken; </text:span><text:span text:style-name="T50">a</text:span><text:span text:style-name="T47">fdrukken is niet noodzakelijk.</text:span></text:p>
      <text:p text:style-name="P11"/>
      <text:p text:style-name="P8"><text:span text:style-name="T399">V</text:span><text:span text:style-name="T416">ul de waarden in het tekstvak achter de </text:span><text:span text:style-name="Definition"><text:span text:style-name="T409">schuingedrukte</text:span></text:span><text:span text:style-name="T399"> </text:span><text:span text:style-name="T417">woorden </text:span><text:span text:style-name="T363">(zie toelichting)</text:span><text:span text:style-name="T417">:</text:span></text:p>
      <text:p text:style-name="P3"><text:span text:style-name="Definition"><text:span text:style-name="T380">g</text:span></text:span><text:span text:style-name="Definition"><text:span text:style-name="T379">ebruiker</text:span></text:span><text:span text:style-name="Definition"><text:span text:style-name="T368"><text:tab/><text:tab/></text:span></text:span><text:span text:style-name="Definition"><text:span text:style-name="T385"> <text:tab/><text:tab/></text:span></text:span><text:span text:style-name="T369"><draw:control text:anchor-type="as-char" svg:y="-0.429cm" draw:z-index="13" draw:name="Gebruiker" draw:style-name="gr2" draw:text-style-name="P102" svg:width="6.061cm" svg:height="0.6cm" draw:control="control14"><svg:title>Gebruiker</svg:title><svg:desc>Volledige naam, bijv. Jan Stek</svg:desc></draw:control></text:span><text:span text:style-name="T369"><text:tab/></text:span><text:span text:style-name="T370">(</text:span><text:span text:style-name="T365">volledige naam, bijv. </text:span><text:span text:style-name="T367">J</text:span><text:span text:style-name="T384">a</text:span><text:span text:style-name="T367">n </text:span><text:span text:style-name="T384">Jansen</text:span><text:span text:style-name="T366">)</text:span></text:p>
      <text:p text:style-name="Standard"><text:span text:style-name="Definition"><text:span text:style-name="T380">g</text:span></text:span><text:span text:style-name="Definition"><text:span text:style-name="T379">ebruikersnaam</text:span></text:span><text:span text:style-name="Definition"><text:span text:style-name="T364"><text:tab/></text:span></text:span><text:span text:style-name="Definition"><text:span text:style-name="T364"><draw:control text:anchor-type="as-char" svg:y="-0.429cm" draw:z-index="14" draw:name="Gberuikersnaam" draw:style-name="gr2" draw:text-style-name="P102" svg:width="6.061cm" svg:height="0.6cm" draw:control="control15"><svg:title>Gebruikersnaam</svg:title><svg:desc>Korte naam, bijv. jan</svg:desc></draw:control></text:span></text:span><text:span text:style-name="Definition"><text:span text:style-name="T364"><text:tab/></text:span></text:span><text:span text:style-name="T402">(korte naam, bijv. </text:span><text:span text:style-name="T301">j</text:span><text:span text:style-name="T302">an</text:span><text:span text:style-name="T402">)</text:span></text:p>
      <text:p text:style-name="P2"><text:span text:style-name="Definition"><text:span text:style-name="T382">c</text:span></text:span><text:span text:style-name="Definition"><text:span text:style-name="T381">omputernaam</text:span></text:span><text:span text:style-name="Definition"><text:span text:style-name="T371"><text:tab/><text:tab/></text:span></text:span><text:span text:style-name="Definition"><text:span text:style-name="T369"><draw:control text:anchor-type="as-char" svg:y="-0.429cm" draw:z-index="15" draw:name="Computernaam" draw:style-name="gr2" draw:text-style-name="P102" svg:width="6.061cm" svg:height="0.6cm" draw:control="control16"><svg:title>Computernaam</svg:title><svg:desc>Unieke naam van de computer</svg:desc></draw:control></text:span></text:span><text:span text:style-name="Definition"><text:span text:style-name="T369"><text:tab/></text:span></text:span><text:span text:style-name="Definition"><text:span text:style-name="T372">(</text:span></text:span><text:span text:style-name="Definition"><text:span text:style-name="T373">naam van de compute</text:span></text:span><text:span text:style-name="Definition"><text:span text:style-name="T374">r, </text:span></text:span><text:span text:style-name="Definition"><text:span text:style-name="T375">bijv. </text:span></text:span><text:span text:style-name="Definition"><text:span text:style-name="T376">pc02</text:span></text:span><text:span text:style-name="Definition"><text:span text:style-name="T372">)</text:span></text:span></text:p>
      <text:p text:style-name="P2"><text:span text:style-name="Definition"><text:span text:style-name="T380">o</text:span></text:span><text:span text:style-name="Definition"><text:span text:style-name="T379">pstartmenu</text:span></text:span><text:span text:style-name="Definition"><text:span text:style-name="T369"><text:tab/><text:tab/><text:tab/></text:span></text:span><text:span text:style-name="Definition"><text:span text:style-name="T369"><draw:control text:anchor-type="as-char" svg:y="-0.429cm" draw:z-index="16" draw:name="Opstartmenu" draw:style-name="gr2" draw:text-style-name="P102" svg:width="6.061cm" svg:height="0.6cm" draw:control="control17"><svg:title>Opstartmenu</svg:title><svg:desc>Toets voor het opstartmenu ("bootmenu")</svg:desc></draw:control></text:span></text:span><text:span text:style-name="Definition"><text:span text:style-name="T369"><text:tab/></text:span></text:span><text:span text:style-name="Definition"><text:span text:style-name="T372">(</text:span></text:span><text:span text:style-name="Definition"><text:span text:style-name="T373">to</text:span></text:span><text:span text:style-name="Definition"><text:span text:style-name="T377">ets voor het opstartmedium</text:span></text:span><text:span text:style-name="Definition"><text:span text:style-name="T378">)</text:span></text:span></text:p>
      <text:p text:style-name="P2"><text:span text:style-name="Definition"><text:span text:style-name="T382">i</text:span></text:span><text:span text:style-name="Definition"><text:span text:style-name="T383">nstellingen</text:span></text:span><text:span text:style-name="T372"><text:tab/><text:tab/> <text:tab/></text:span><text:span text:style-name="T372"><draw:control text:anchor-type="as-char" svg:y="-0.429cm" draw:z-index="12" draw:name="Instellingen" draw:style-name="gr2" draw:text-style-name="P102" svg:width="6.061cm" svg:height="0.6cm" draw:control="control13"><svg:title>Instellingen</svg:title><svg:desc>Toets voor het BIOS/UEFI-scherm ("setup")</svg:desc></draw:control></text:span><text:span text:style-name="T372"><text:tab/>(</text:span><text:span text:style-name="T373">toets voor het BIOS/UEFI-scherm</text:span><text:span text:style-name="T372">)</text:span></text:p>
      <text:p text:style-name="P4"><text:span text:style-name="Definition"><text:span text:style-name="T430">g</text:span></text:span><text:span text:style-name="Definition"><text:span text:style-name="T429">ebruiker</text:span></text:span><text:span text:style-name="Definition"><text:span text:style-name="T431">2</text:span></text:span><text:span text:style-name="Definition"><text:span text:style-name="T432"><text:tab/></text:span></text:span><text:span text:style-name="Definition"><text:span text:style-name="T442"> <text:tab/><text:tab/></text:span></text:span><text:span text:style-name="T433"><draw:control text:anchor-type="as-char" svg:y="-0.429cm" draw:z-index="24" draw:name="Gebruiker 1" draw:style-name="gr2" draw:text-style-name="P102" svg:width="6.061cm" svg:height="0.6cm" draw:control="control25"><svg:title>Gebruiker</svg:title><svg:desc>Volledige naam, bijv. Jan Stek</svg:desc></draw:control></text:span><text:span text:style-name="T433"><text:tab/></text:span><text:span text:style-name="T434">(</text:span><text:span text:style-name="T435">volledige naam </text:span><text:span text:style-name="T436">evt. 2</text:span><text:span text:style-name="T443">e</text:span><text:span text:style-name="T436"> gebruiker</text:span><text:span text:style-name="T437">)</text:span></text:p>
      <text:p text:style-name="P89"><text:span text:style-name="Definition"><text:span text:style-name="T430">g</text:span></text:span><text:span text:style-name="Definition"><text:span text:style-name="T429">ebruikersnaam</text:span></text:span><text:span text:style-name="Definition"><text:span text:style-name="T431">2</text:span></text:span><text:span text:style-name="Definition"><text:span text:style-name="T438"><text:tab/></text:span></text:span><text:span text:style-name="Definition"><text:span text:style-name="T438"><draw:control text:anchor-type="as-char" svg:y="-0.429cm" draw:z-index="25" draw:name="Gberuikersnaam 1" draw:style-name="gr2" draw:text-style-name="P102" svg:width="6.061cm" svg:height="0.6cm" draw:control="control26"><svg:title>Gebruikersnaam</svg:title><svg:desc>Korte naam, bijv. jan</svg:desc></draw:control></text:span></text:span><text:span text:style-name="Definition"><text:span text:style-name="T438"><text:tab/></text:span></text:span><text:span text:style-name="T439">(korte naam</text:span><text:span text:style-name="T440"> </text:span><text:span text:style-name="T441">evt. 2</text:span><text:span text:style-name="T444">e</text:span><text:span text:style-name="T441"> gebruiker</text:span><text:span text:style-name="T439">)</text:span></text:p>
      <text:p text:style-name="P4"><text:span text:style-name="T303">Vervang </text:span><text:span text:style-name="Definition"><text:span text:style-name="T404">schuingedrukte</text:span></text:span><text:span text:style-name="T303"> </text:span><text:span text:style-name="T304">woorden </text:span><text:span text:style-name="T303">in deze checklist door </text:span><text:span text:style-name="T304">boven</text:span><text:span text:style-name="T303">staande waarden.</text:span></text:p>
      <text:p text:style-name="P12"/>
      <text:p text:style-name="P1"><text:span text:style-name="Strong_20_Emphasis"><text:span text:style-name="T311"/></text:span></text:p>
      <text:p text:style-name="P5"><text:span text:style-name="T313">Nog niet op Linux?</text:span><text:span text:style-name="T305"><text:tab/></text:span><text:span text:style-name="T309"><text:tab/></text:span><text:span text:style-name="T310">G</text:span><text:span text:style-name="T306">ebruik </text:span><text:span text:style-name="Strong_20_Emphasis"><text:span text:style-name="T314">Checklist migratie</text:span></text:span><text:span text:style-name="T306"> op </text:span><text:a xlink:type="simple" xlink:href="https://karelzimer.nl/" text:style-name="Internet_20_link" text:visited-style-name="Visited_20_Internet_20_Link"><text:span text:style-name="Internet_20_link"><text:span text:style-name="T403">karelzimmer.nl</text:span></text:span></text:a><text:span text:style-name="T307"> onder </text:span><text:span text:style-name="T312">Linux</text:span><text:span text:style-name="T308">.</text:span></text:p>
      <text:p text:style-name="P46"><text:span text:style-name="T273">Nieuwe installatie?</text:span><text:span text:style-name="T268"><text:tab/></text:span><text:span text:style-name="T270"></text:span><text:span text:style-name="T272"><text:tab/></text:span><text:span text:style-name="T271">B</text:span><text:span text:style-name="T268">egin bij hoofdstuk </text:span><text:span text:style-name="T273"><text:bookmark-ref text:reference-format="page" text:ref-name="__RefNumPara__4009_1271708128">2</text:bookmark-ref></text:span><text:span text:style-name="T268"><text:s text:c="2"/></text:span><text:span text:style-name="T274"><text:bookmark-ref text:reference-format="text" text:ref-name="__RefNumPara__4009_1271708128">Installatie uitvoeren</text:bookmark-ref></text:span><text:span text:style-name="T269">.</text:span></text:p>
      <text:p text:style-name="P26"/>
      <text:list xml:id="list4206391581" text:style-name="L1">
        <text:list-item>
          <text:p text:style-name="P97"><text:bookmark-start text:name="__RefNumPara__4083_1271708128"/>Installatie voorbereiden<text:bookmark-end text:name="__RefNumPara__4083_1271708128"/></text:p>
        </text:list-item>
      </text:list>
      <text:p text:style-name="P1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3899811111232">
          <table:table-cell table:style-name="_31_._5f_Installatie_5f_voorbereiden.A1" office:value-type="string">
            <text:p text:style-name="P64"><text:span text:style-name="Strong_20_Emphasis"><text:span text:style-name="T99"><text:s/></text:span></text:span><text:span text:style-name="Strong_20_Emphasis"><text:span text:style-name="T154"><draw:control text:anchor-type="as-char" draw:z-index="23" draw:name="Vorm3_ 1" draw:style-name="gr1" draw:text-style-name="P101" svg:width="0.35cm" svg:height="0.35cm" draw:control="control24"/></text:span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98">Leg Wi</text:span></text:span><text:span text:style-name="Strong_20_Emphasis"><text:span text:style-name="T101">F</text:span></text:span><text:span text:style-name="Strong_20_Emphasis"><text:span text:style-name="T98">i-</text:span></text:span><text:span text:style-name="Strong_20_Emphasis"><text:span text:style-name="T102">gegevens vast zoals de naam v</text:span></text:span><text:span text:style-name="Strong_20_Emphasis"><text:span text:style-name="T103">a</text:span></text:span><text:span text:style-name="Strong_20_Emphasis"><text:span text:style-name="T102">n het netwerk (SSID) en wachtwoord</text:span></text:span><text:span text:style-name="Strong_20_Emphasis"><text:span text:style-name="T100"><text:note text:id="ftn2" text:note-class="footnote"><text:note-citation>2</text:note-citation><text:note-body><text:p text:style-name="P82"><text:span text:style-name="User_20_Entry"><text:span text:style-name="T246">Bijv. </text:span></text:span><text:span text:style-name="User_20_Entry"><text:span text:style-name="T245">met </text:span></text:span><text:span text:style-name="User_20_Entry"><text:span text:style-name="T247">Terminalvenster</text:span></text:span><text:span text:style-name="User_20_Entry"><text:span text:style-name="T244"> </text:span></text:span><text:span text:style-name="User_20_Entry"><text:span text:style-name="T246">opdracht</text:span></text:span><text:span text:style-name="User_20_Entry"><text:span text:style-name="T244">: </text:span></text:span><text:span text:style-name="User_20_Entry"><text:span text:style-name="T261">sudo </text:span></text:span><text:span text:style-name="User_20_Entry"><text:span text:style-name="T263">more</text:span></text:span><text:span text:style-name="User_20_Entry"><text:span text:style-name="T261"> </text:span></text:span><text:span text:style-name="User_20_Entry"><text:span text:style-name="T262">/etc/NetworkManager/system-connections/</text:span></text:span><text:span text:style-name="User_20_Entry"><text:span text:style-name="T261">*</text:span></text:span></text:p></text:note-body></text:note></text:span></text:span><text:span text:style-name="Strong_20_Emphasis"><text:span text:style-name="T100">.</text:span></text:span></text:p>
          </table:table-cell>
        </table:table-row>
        <table:table-row table:style-name="TableLine93899812348112"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3"/>
          </table:table-cell>
        </table:table-row>
        <table:table-row table:style-name="TableLine93899812348400">
          <table:table-cell table:style-name="_31_._5f_Installatie_5f_voorbereiden.A1" office:value-type="string">
            <text:p text:style-name="P62"><text:span text:style-name="Strong_20_Emphasis"><text:span text:style-name="T99"><text:s/></text:span></text:span><text:span text:style-name="Strong_20_Emphasis"><text:span text:style-name="T154"><draw:control text:anchor-type="as-char" draw:z-index="19" draw:name="Vorm3_0" draw:style-name="gr1" draw:text-style-name="P101" svg:width="0.35cm" svg:height="0.35cm" draw:control="control20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99">Aanmelden als </text:span></text:span><text:span text:style-name="Definition"><text:span text:style-name="T406">gebruike</text:span></text:span><text:span text:style-name="Definition"><text:span text:style-name="T407">r</text:span></text:span><text:span text:style-name="Strong_20_Emphasis"><text:span text:style-name="T100"><text:note text:id="ftn3" text:note-class="footnote"><text:note-citation>3</text:note-citation><text:note-body><text:p text:style-name="P81"><text:span text:style-name="User_20_Entry"><text:span text:style-name="T243">E</text:span></text:span><text:span text:style-name="User_20_Entry"><text:span text:style-name="T248">v</text:span></text:span><text:span text:style-name="User_20_Entry"><text:span text:style-name="T249">en</text:span></text:span><text:span text:style-name="User_20_Entry"><text:span text:style-name="T251">t</text:span></text:span><text:span text:style-name="User_20_Entry"><text:span text:style-name="T252">uele </text:span></text:span><text:span text:style-name="User_20_Entry"><text:span text:style-name="T253">extra </text:span></text:span><text:span text:style-name="User_20_Entry"><text:span text:style-name="T255">gebruiker</text:span></text:span><text:span text:style-name="User_20_Entry"><text:span text:style-name="T253">s aanmelden </text:span></text:span><text:span text:style-name="User_20_Entry"><text:span text:style-name="T254">en dezelfde stappen uitvoeren</text:span></text:span><text:span text:style-name="User_20_Entry"><text:span text:style-name="T250">.</text:span></text:span></text:p></text:note-body></text:note></text:span></text:span><text:span text:style-name="Strong_20_Emphasis"><text:span text:style-name="T100">.</text:span></text:span></text:p>
          </table:table-cell>
        </table:table-row>
        <table:table-row table:style-name="TableLine93899812283312"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9"/>
          </table:table-cell>
        </table:table-row>
        <table:table-row table:style-name="TableLine93899812283824">
          <table:table-cell table:style-name="_31_._5f_Installatie_5f_voorbereiden.A1" office:value-type="string">
            <text:p text:style-name="P57"><text:span text:style-name="Strong_20_Emphasis"><text:span text:style-name="T105"><text:s/></text:span></text:span><text:span text:style-name="Strong_20_Emphasis"><text:span text:style-name="T156"><draw:control text:anchor-type="as-char" draw:z-index="0" draw:name="Vorm4" draw:style-name="gr1" draw:text-style-name="P10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93"><text:span text:style-name="Strong_20_Emphasis"><text:span text:style-name="T105">Installeer </text:span></text:span><text:span text:style-name="Strong_20_Emphasis"><text:span text:style-name="T150">pakket kz</text:span></text:span><text:span text:style-name="Strong_20_Emphasis"><text:span text:style-name="T150"><text:note text:id="ftn0" text:note-class="footnote"><text:note-citation>4</text:note-citation><text:note-body><text:p text:style-name="Footnote">Pakket kz plaatst documenten en scripts van Karel Zimmer op het systeem voor het installeren en beheren van Ubuntu.</text:p></text:note-body></text:note></text:span></text:span><text:span text:style-name="Strong_20_Emphasis"><text:span text:style-name="T150"> </text:span></text:span><text:span text:style-name="Strong_20_Emphasis"><text:span text:style-name="T106">via </text:span></text:span><text:span text:style-name="Strong_20_Emphasis"><text:span text:style-name="T114">een </text:span></text:span><text:span text:style-name="Strong_20_Emphasis"><text:span text:style-name="T120">druk op de </text:span></text:span><text:span text:style-name="Strong_20_Emphasis"><text:span text:style-name="T117">Super</text:span></text:span><text:span text:style-name="Strong_20_Emphasis"><text:span text:style-name="T120">-toets</text:span></text:span><text:span text:style-name="Strong_20_Emphasis"><text:span text:style-name="T52"><text:note text:id="ftn4" text:note-class="footnote"><text:note-citation>5</text:note-citation><text:note-body><text:p text:style-name="P80"><text:span text:style-name="T266">D</text:span>e <text:span text:style-name="T392">Super</text:span>-toets <text:span text:style-name="T266">is </text:span>de Windows<text:span text:style-name="T396">-</text:span><text:span text:style-name="T391">toets</text:span>, <text:span text:style-name="T396">C</text:span>ommand-<text:span text:style-name="T391">toets</text:span>, of <text:span text:style-name="T396">V</text:span>ergrootglas-toets.</text:p></text:note-body></text:note></text:span></text:span><text:span text:style-name="Strong_20_Emphasis"><text:span text:style-name="T114">, </text:span></text:span><text:span text:style-name="Strong_20_Emphasis"><text:span text:style-name="T127">t</text:span></text:span><text:span text:style-name="Strong_20_Emphasis"><text:span text:style-name="T119">yp </text:span></text:span><text:span text:style-name="Strong_20_Emphasis"><text:span text:style-name="T198">ter</text:span></text:span><text:span text:style-name="Strong_20_Emphasis"><text:span text:style-name="T199">m</text:span></text:span><text:span text:style-name="Strong_20_Emphasis"><text:span text:style-name="T108"> </text:span></text:span><text:span text:style-name="Strong_20_Emphasis"><text:span text:style-name="T128">e</text:span></text:span><text:span text:style-name="Strong_20_Emphasis"><text:span text:style-name="T106">n </text:span></text:span><text:span text:style-name="Strong_20_Emphasis"><text:span text:style-name="T122">k</text:span></text:span><text:span text:style-name="Strong_20_Emphasis"><text:span text:style-name="T106">lik op het pictogram van </text:span></text:span><text:span text:style-name="Strong_20_Emphasis"><text:span text:style-name="T200">Terminalvenster</text:span></text:span><text:span text:style-name="Strong_20_Emphasis"><text:span text:style-name="T108">.</text:span></text:span></text:p>
          </table:table-cell>
        </table:table-row>
        <table:table-row table:style-name="TableLine93899812317520">
          <table:table-cell table:style-name="_31_._5f_Installatie_5f_voorbereiden.A1" office:value-type="string">
            <text:p text:style-name="P71"><text:span text:style-name="Strong_20_Emphasis"><text:span text:style-name="T105"/></text:span></text:p>
          </table:table-cell>
          <table:table-cell table:style-name="_31_._5f_Installatie_5f_voorbereiden.A1" office:value-type="string">
            <text:p text:style-name="P61"><text:span text:style-name="T410">Typ</text:span><text:span text:style-name="Strong_20_Emphasis"><text:span text:style-name="T109">, of </text:span></text:span><text:span text:style-name="Strong_20_Emphasis"><text:span text:style-name="T108">kopieer en plak, de</text:span></text:span><text:span text:style-name="Strong_20_Emphasis"><text:span text:style-name="T110">z</text:span></text:span><text:span text:style-name="Strong_20_Emphasis"><text:span text:style-name="T108">e </text:span></text:span><text:span text:style-name="Strong_20_Emphasis"><text:span text:style-name="T111">twee </text:span></text:span><text:span text:style-name="Strong_20_Emphasis"><text:span text:style-name="T108">opdrachten, ieder gevolgd door de </text:span></text:span><text:span text:style-name="Strong_20_Emphasis"><text:span text:style-name="T107">Enter</text:span></text:span><text:span text:style-name="Strong_20_Emphasis"><text:span text:style-name="T106">-toets:<text:line-break/></text:span></text:span><text:span text:style-name="User_20_Entry"><text:span text:style-name="T45">wget karelzimmer.nl/</text:span></text:span><text:span text:style-name="User_20_Entry"><text:span text:style-name="T46">kz</text:span></text:span><text:span text:style-name="User_20_Entry"><text:span text:style-name="T45"><text:line-break/>bash </text:span></text:span><text:span text:style-name="User_20_Entry"><text:span text:style-name="T46">kz</text:span></text:span></text:p>
          </table:table-cell>
        </table:table-row>
        <table:table-row table:style-name="TableLine93899812318144"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76"><text:span text:style-name="T410">V</text:span><text:span text:style-name="Strong_20_Emphasis"><text:span text:style-name="T112">olg </text:span></text:span><text:span text:style-name="Strong_20_Emphasis"><text:span text:style-name="T113">de aanwijzingen op het scherm.</text:span></text:span></text:p>
          </table:table-cell>
        </table:table-row>
        <table:table-row table:style-name="TableLine93899812422976"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1"/>
          </table:table-cell>
        </table:table-row>
        <table:table-row table:style-name="TableLine93899812423600">
          <table:table-cell table:style-name="_31_._5f_Installatie_5f_voorbereiden.A1" office:value-type="string">
            <text:p text:style-name="P57"><text:span text:style-name="Strong_20_Emphasis"><text:span text:style-name="T105"><text:s/></text:span></text:span><text:span text:style-name="Strong_20_Emphasis"><text:span text:style-name="Strong_20_Emphasis"><text:span text:style-name="T156"><draw:control text:anchor-type="as-char" draw:z-index="1" draw:name="Vorm6" draw:style-name="gr1" draw:text-style-name="P101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69"><text:span text:style-name="Strong_20_Emphasis"><text:span text:style-name="T114">Bereid de installatie voor </text:span></text:span><text:span text:style-name="Strong_20_Emphasis"><text:span text:style-name="T106">via </text:span></text:span><text:span text:style-name="Strong_20_Emphasis"><text:span text:style-name="T114">een </text:span></text:span><text:span text:style-name="Strong_20_Emphasis"><text:span text:style-name="T115">druk </text:span></text:span><text:span text:style-name="Strong_20_Emphasis"><text:span text:style-name="T116">op de </text:span></text:span><text:span text:style-name="Strong_20_Emphasis"><text:span text:style-name="T117">Super</text:span></text:span><text:span text:style-name="Strong_20_Emphasis"><text:span text:style-name="T116">-toets</text:span></text:span><text:span text:style-name="Strong_20_Emphasis"><text:span text:style-name="T53"><text:note-ref text:note-class="footnote" text:reference-format="text" text:ref-name="ftn4">5</text:note-ref></text:span></text:span><text:span text:style-name="Strong_20_Emphasis"><text:span text:style-name="T114">, </text:span></text:span><text:span text:style-name="Strong_20_Emphasis"><text:span text:style-name="T118">t</text:span></text:span><text:span text:style-name="Strong_20_Emphasis"><text:span text:style-name="T119">yp </text:span></text:span><text:span text:style-name="Strong_20_Emphasis"><text:span text:style-name="T191">men</text:span></text:span><text:span text:style-name="Strong_20_Emphasis"><text:span text:style-name="T192">u</text:span></text:span><text:span text:style-name="Strong_20_Emphasis"><text:span text:style-name="T120"> </text:span></text:span><text:span text:style-name="Strong_20_Emphasis"><text:span text:style-name="T121">e</text:span></text:span><text:span text:style-name="Strong_20_Emphasis"><text:span text:style-name="T106">n </text:span></text:span><text:span text:style-name="Strong_20_Emphasis"><text:span text:style-name="T122">k</text:span></text:span><text:span text:style-name="Strong_20_Emphasis"><text:span text:style-name="T106">lik op het pictogram van</text:span></text:span><text:span text:style-name="Strong_20_Emphasis"><text:span text:style-name="T157"> </text:span></text:span><text:span text:style-name="Strong_20_Emphasis"><text:span text:style-name="T229">Installatiem</text:span></text:span><text:span text:style-name="Strong_20_Emphasis"><text:span text:style-name="T230">enu</text:span></text:span><text:span text:style-name="Strong_20_Emphasis"><text:span text:style-name="T116">.</text:span></text:span></text:p>
          </table:table-cell>
        </table:table-row>
        <table:table-row table:style-name="TableLine93899812332144">
          <table:table-cell table:style-name="_31_._5f_Installatie_5f_voorbereiden.A1" office:value-type="string">
            <text:p text:style-name="P72"><text:span text:style-name="Strong_20_Emphasis"><text:span text:style-name="T105"/></text:span></text:p>
          </table:table-cell>
          <table:table-cell table:style-name="_31_._5f_Installatie_5f_voorbereiden.A1" office:value-type="string">
            <text:p text:style-name="P70"><text:span text:style-name="Strong_20_Emphasis"><text:span text:style-name="T123">K</text:span></text:span><text:span text:style-name="Strong_20_Emphasis"><text:span text:style-name="T124">ie</text:span></text:span><text:span text:style-name="Strong_20_Emphasis"><text:span text:style-name="T125">s</text:span></text:span><text:span text:style-name="Strong_20_Emphasis"><text:span text:style-name="T113"> </text:span></text:span><text:span text:style-name="Strong_20_Emphasis"><text:span text:style-name="T231">1</text:span></text:span><text:span text:style-name="Strong_20_Emphasis"><text:span text:style-name="T232"> </text:span></text:span><text:span text:style-name="Strong_20_Emphasis"><text:span text:style-name="T233">In</text:span></text:span><text:span text:style-name="Strong_20_Emphasis"><text:span text:style-name="T207">stallatie voorbereiden</text:span></text:span><text:span text:style-name="Strong_20_Emphasis"><text:span text:style-name="T126"> </text:span></text:span><text:span text:style-name="Strong_20_Emphasis"><text:span text:style-name="T112">en volg </text:span></text:span><text:span text:style-name="Strong_20_Emphasis"><text:span text:style-name="T113">de aanwijzingen op het scherm.</text:span></text:span></text:p>
          </table:table-cell>
        </table:table-row>
      </table:table>
      <text:p text:style-name="P15"/>
      <text:list xml:id="list142460195621989" text:continue-numbering="true" text:style-name="L1">
        <text:list-item>
          <text:p text:style-name="P98"><text:bookmark-start text:name="__RefNumPara__4009_1271708128"/><text:span text:style-name="Strong_20_Emphasis"><text:span text:style-name="T400">Installatie uitvoeren</text:span></text:span><text:bookmark-end text:name="__RefNumPara__4009_1271708128"/></text:p>
        </text:list-item>
      </text:list>
      <text:p text:style-name="P1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3899812363360">
          <table:table-cell table:style-name="_32_._5f_Installatie_5f_uitvoeren.A1" office:value-type="string">
            <text:p text:style-name="P57"><text:span text:style-name="Strong_20_Emphasis"><text:span text:style-name="T105"><text:s/></text:span></text:span><text:span text:style-name="Strong_20_Emphasis"><text:span text:style-name="T156"><draw:control text:anchor-type="as-char" draw:z-index="2" draw:name="Vorm9" draw:style-name="gr1" draw:text-style-name="P101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32"><text:span text:style-name="T11">Start de computer op vanaf </text:span><text:span text:style-name="T330">een </text:span><text:span text:style-name="T330"><text:reference-ref text:reference-format="text" text:ref-name="Distributie">Ubuntu</text:reference-ref></text:span><text:span text:style-name="T330"><text:s/></text:span><text:span text:style-name="T11"><text:reference-ref text:reference-format="text" text:ref-name="Versie">22.04</text:reference-ref></text:span><text:span text:style-name="T256"><text:s/></text:span><text:span text:style-name="T256"><text:reference-ref text:reference-format="text" text:ref-name="Editie">desktop</text:reference-ref></text:span><text:span text:style-name="T256"><text:s/>Live</text:span><text:span text:style-name="T256"><text:note text:id="ftn5" text:note-class="footnote"><text:note-citation>1</text:note-citation><text:note-body><text:p text:style-name="P79"><text:span text:style-name="T386">Vanaf ee</text:span>n Live <text:span text:style-name="T390">USB-stick </text:span><text:span text:style-name="T424">(</text:span><text:span text:style-name="T390">of </text:span><text:span text:style-name="T425">cd/dvd</text:span><text:span text:style-name="T424">)</text:span><text:span text:style-name="T3"> </text:span>kunt <text:span text:style-name="T386">u opstarten en</text:span> met <text:reference-ref text:reference-format="text" text:ref-name="Distributie">Ubuntu</text:reference-ref><text:s/>werken zonder deze te installeren.</text:p></text:note-body></text:note></text:span><text:span text:style-name="T256"> </text:span><text:span text:style-name="T257">USB-stick</text:span><text:span text:style-name="T257"><text:note text:id="ftn6" text:note-class="footnote"><text:note-citation>2</text:note-citation><text:note-body><text:p text:style-name="P94"><text:span text:style-name="Strong_20_Emphasis"><text:span text:style-name="T21">Download </text:span></text:span><text:span text:style-name="Strong_20_Emphasis"><text:span text:style-name="T16">een </text:span></text:span><text:span text:style-name="Strong_20_Emphasis"><text:span text:style-name="T24">Desktop </text:span></text:span><text:span text:style-name="Strong_20_Emphasis"><text:span text:style-name="T37">CD</text:span></text:span><text:span text:style-name="Strong_20_Emphasis"><text:span text:style-name="T20"> vanaf </text:span></text:span><text:a xlink:type="simple" xlink:href="http://nl.releases.ubuntu.com/" text:style-name="Internet_20_link" text:visited-style-name="Visited_20_Internet_20_Link"><text:span text:style-name="Strong_20_Emphasis"><text:span text:style-name="T388">nl.releases.ubuntu.com</text:span></text:span></text:a><text:span text:style-name="Strong_20_Emphasis"><text:span text:style-name="T20">, </text:span></text:span><text:span text:style-name="Strong_20_Emphasis"><text:span text:style-name="T32">kies </text:span></text:span><text:span text:style-name="Strong_20_Emphasis"><text:span text:style-name="T41">Ubuntu 2</text:span></text:span><text:span text:style-name="Strong_20_Emphasis"><text:span text:style-name="T42">2</text:span></text:span><text:span text:style-name="Strong_20_Emphasis"><text:span text:style-name="T41">.04 LTS (Jammy Jellyfish)</text:span></text:span><text:span text:style-name="Strong_20_Emphasis"><text:span text:style-name="T32">, </text:span></text:span><text:span text:style-name="Strong_20_Emphasis"><text:span text:style-name="T17">en </text:span></text:span><text:span text:style-name="Strong_20_Emphasis"><text:span text:style-name="T21">plaats </text:span></text:span><text:span text:style-name="Strong_20_Emphasis"><text:span text:style-name="T16">een USB-stick </text:span></text:span><text:span text:style-name="Strong_20_Emphasis"><text:span text:style-name="T38">va</text:span></text:span><text:span text:style-name="Strong_20_Emphasis"><text:span text:style-name="T30">n </text:span></text:span><text:span text:style-name="Strong_20_Emphasis"><text:span text:style-name="T15">min</text:span></text:span><text:span text:style-name="Strong_20_Emphasis"><text:span text:style-name="T31">imaal</text:span></text:span><text:span text:style-name="Strong_20_Emphasis"><text:span text:style-name="T15"> </text:span></text:span><text:span text:style-name="Strong_20_Emphasis"><text:span text:style-name="T22">4</text:span></text:span><text:span text:style-name="Strong_20_Emphasis"><text:span text:style-name="T15"> GB. <text:line-break/></text:span></text:span><text:span text:style-name="Strong_20_Emphasis"><text:span text:style-name="T36">Zoek</text:span></text:span><text:span text:style-name="Strong_20_Emphasis"><text:span text:style-name="T15"> </text:span></text:span><text:span text:style-name="Strong_20_Emphasis"><text:span text:style-name="T40">s</text:span></text:span><text:span text:style-name="Strong_20_Emphasis"><text:span text:style-name="T43">ch</text:span></text:span><text:span text:style-name="Strong_20_Emphasis"><text:span text:style-name="T15"> en klik op het pictogram van</text:span></text:span><text:span text:style-name="Strong_20_Emphasis"><text:span text:style-name="T18"> </text:span></text:span><text:span text:style-name="Strong_20_Emphasis"><text:span text:style-name="T39">Schijven</text:span></text:span><text:span text:style-name="Strong_20_Emphasis"><text:span text:style-name="T26">. Selecteer de USB-stick in de lijst van schijven aan de linkerkant en klik rechtsboven op </text:span></text:span><text:span text:style-name="Strong_20_Emphasis"><text:span text:style-name="T44">Schijfinstellingen</text:span></text:span><text:span text:style-name="Strong_20_Emphasis"><text:span text:style-name="T26"> </text:span></text:span><text:span text:style-name="Strong_20_Emphasis"><text:span text:style-name="T44">⋮</text:span></text:span><text:span text:style-name="Strong_20_Emphasis"><text:span text:style-name="T26"> (icoontje met de drie puntjes).</text:span></text:span></text:p><text:p text:style-name="P94"><text:span text:style-name="Strong_20_Emphasis"><text:span text:style-name="T26"><text:tab/>Kies </text:span></text:span><text:span text:style-name="Strong_20_Emphasis"><text:span text:style-name="T44">Schijfkopie terugzetten</text:span></text:span><text:span text:style-name="Strong_20_Emphasis"><text:span text:style-name="T26"> en selecteer </text:span></text:span><text:span text:style-name="Strong_20_Emphasis"><text:span text:style-name="T35">het net</text:span></text:span><text:span text:style-name="Strong_20_Emphasis"><text:span text:style-name="T33"> gedownloade </text:span></text:span><text:span text:style-name="T7">CD-beeldbestand </text:span><text:span text:style-name="T8">(.iso)</text:span><text:span text:style-name="Strong_20_Emphasis"><text:span text:style-name="T33">.</text:span></text:span></text:p><text:p text:style-name="P94"><text:span text:style-name="Strong_20_Emphasis"><text:span text:style-name="T26"><text:tab/>Klik op </text:span></text:span><text:span text:style-name="Strong_20_Emphasis"><text:span text:style-name="T44">Terugzetten starten</text:span></text:span><text:span text:style-name="Strong_20_Emphasis"><text:span text:style-name="T26"> en vervolgens op </text:span></text:span><text:span text:style-name="Strong_20_Emphasis"><text:span text:style-name="T44">Terugzetten</text:span></text:span><text:span text:style-name="Strong_20_Emphasis"><text:span text:style-name="T23">, </text:span></text:span><text:span text:style-name="Strong_20_Emphasis"><text:span text:style-name="T29">o</text:span></text:span><text:span text:style-name="Strong_20_Emphasis"><text:span text:style-name="T16">f </text:span></text:span><text:span text:style-name="Strong_20_Emphasis"><text:span text:style-name="T19">gebruik </text:span></text:span><text:span text:style-name="Strong_20_Emphasis"><text:span text:style-name="T12">het programma </text:span></text:span><text:span text:style-name="Strong_20_Emphasis"><text:span text:style-name="T264">Etche</text:span></text:span><text:span text:style-name="Strong_20_Emphasis"><text:span text:style-name="T265">r</text:span></text:span><text:span text:style-name="Strong_20_Emphasis"><text:span text:style-name="T12"> </text:span></text:span><text:span text:style-name="Strong_20_Emphasis"><text:span text:style-name="T13">(</text:span></text:span><text:a xlink:type="simple" xlink:href="https://www.balena.io/etcher/" text:style-name="Internet_20_link" text:visited-style-name="Visited_20_Internet_20_Link"><text:span text:style-name="Strong_20_Emphasis"><text:span text:style-name="T387">etcher.io</text:span></text:span></text:a><text:span text:style-name="Strong_20_Emphasis"><text:span text:style-name="T13">); </text:span></text:span><text:span text:style-name="Strong_20_Emphasis"><text:span text:style-name="T264">Etche</text:span></text:span><text:span text:style-name="Strong_20_Emphasis"><text:span text:style-name="T265">r</text:span></text:span><text:span text:style-name="Strong_20_Emphasis"><text:span text:style-name="T25"> is</text:span></text:span><text:span text:style-name="Strong_20_Emphasis"><text:span text:style-name="T13"> </text:span></text:span><text:span text:style-name="Strong_20_Emphasis"><text:span text:style-name="T16">beschikbaar voor </text:span></text:span><text:span text:style-name="Strong_20_Emphasis"><text:span text:style-name="T26">Windows, </text:span></text:span><text:span text:style-name="Strong_20_Emphasis"><text:span text:style-name="T34">mac</text:span></text:span><text:span text:style-name="Strong_20_Emphasis"><text:span text:style-name="T27">OS</text:span></text:span><text:span text:style-name="Strong_20_Emphasis"><text:span text:style-name="T12">, </text:span></text:span><text:span text:style-name="Strong_20_Emphasis"><text:span text:style-name="T13">en </text:span></text:span><text:span text:style-name="Strong_20_Emphasis"><text:span text:style-name="T28">GNU/</text:span></text:span><text:span text:style-name="Strong_20_Emphasis"><text:span text:style-name="T12">Linux</text:span></text:span><text:span text:style-name="Strong_20_Emphasis"><text:span text:style-name="T14">.</text:span></text:span></text:p></text:note-body></text:note></text:span><text:span text:style-name="T256">.</text:span></text:p>
            <text:p text:style-name="P50"><text:span text:style-name="T241">Opstartmenu/</text:span><text:span text:style-name="T242">boot menu</text:span><text:span text:style-name="T241"> </text:span><text:span text:style-name="T240">via </text:span><text:span text:style-name="Definition"><text:span text:style-name="T419">opstartmenu</text:span></text:span><text:span text:style-name="T240">, </text:span><text:span text:style-name="T241">instellingen/</text:span><text:span text:style-name="T242">setup</text:span><text:span text:style-name="T240"> via </text:span><text:span text:style-name="Definition"><text:span text:style-name="T411">instellingen</text:span></text:span><text:span text:style-name="T240">.</text:span></text:p>
          </table:table-cell>
        </table:table-row>
        <table:table-row table:style-name="TableLine93899812486384">
          <table:table-cell table:style-name="_32_._5f_Installatie_5f_uitvoeren.A1" office:value-type="string">
            <text:p text:style-name="P57"><text:span text:style-name="Strong_20_Emphasis"><text:span text:style-name="T105"/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158">Kies</text:span></text:span><text:span text:style-name="Strong_20_Emphasis"><text:span text:style-name="T55"> </text:span></text:span><text:span text:style-name="Strong_20_Emphasis"><text:span text:style-name="T159">als</text:span></text:span><text:span text:style-name="Strong_20_Emphasis"><text:span text:style-name="T56"> </text:span></text:span><text:span text:style-name="Strong_20_Emphasis"><text:span text:style-name="T57">mogelijk</text:span></text:span><text:span text:style-name="Strong_20_Emphasis"><text:span text:style-name="T55"> </text:span></text:span><text:span text:style-name="Strong_20_Emphasis"><text:span text:style-name="T58">met pijltjes-toetsen</text:span></text:span><text:span text:style-name="Strong_20_Emphasis"><text:span text:style-name="T59"> </text:span></text:span><text:span text:style-name="Strong_20_Emphasis"><text:span text:style-name="T201">Nederlands</text:span></text:span><text:span text:style-name="Strong_20_Emphasis"><text:span text:style-name="T60"> </text:span></text:span><text:span text:style-name="Strong_20_Emphasis"><text:span text:style-name="T58">en druk op </text:span></text:span><text:span text:style-name="Strong_20_Emphasis"><text:span text:style-name="T61">de </text:span></text:span><text:span text:style-name="Strong_20_Emphasis"><text:span text:style-name="T62">Enter</text:span></text:span><text:span text:style-name="Strong_20_Emphasis"><text:span text:style-name="T61">-toets.</text:span></text:span></text:p>
          </table:table-cell>
        </table:table-row>
        <table:table-row table:style-name="TableLine93899812435168">
          <table:table-cell table:style-name="_32_._5f_Installatie_5f_uitvoeren.A1" office:value-type="string">
            <text:p text:style-name="P57"><text:span text:style-name="Strong_20_Emphasis"><text:span text:style-name="T410"/></text:span></text:p>
          </table:table-cell>
          <table:table-cell table:style-name="_32_._5f_Installatie_5f_uitvoeren.A1" office:value-type="string">
            <text:p text:style-name="P19"><text:span text:style-name="T329">Kies </text:span><text:span text:style-name="T316">Ubuntu installeren </text:span><text:span text:style-name="Strong_20_Emphasis"><text:span text:style-name="T159">en druk op </text:span></text:span><text:span text:style-name="Strong_20_Emphasis"><text:span text:style-name="T160">de </text:span></text:span><text:span text:style-name="Strong_20_Emphasis"><text:span text:style-name="T161">Enter</text:span></text:span><text:span text:style-name="Strong_20_Emphasis"><text:span text:style-name="T160">-toets</text:span></text:span><text:span text:style-name="T329">.</text:span></text:p>
          </table:table-cell>
        </table:table-row>
        <table:table-row table:style-name="TableLine93899812619424"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57"><text:span text:style-name="Strong_20_Emphasis"><text:span text:style-name="T410"><text:s/></text:span></text:span><text:span text:style-name="T105"><draw:control text:anchor-type="as-char" draw:z-index="3" draw:name="Vorm12" draw:style-name="gr1" draw:text-style-name="P101" svg:width="0.35cm" svg:height="0.35cm" draw:control="control4"/></text:span></text:p>
          </table:table-cell>
          <table:table-cell table:style-name="_32_._5f_Installatie_5f_uitvoeren.A1" office:value-type="string">
            <text:p text:style-name="P25"><text:span text:style-name="Strong_20_Emphasis"><text:span text:style-name="T63">Op het </text:span></text:span><text:span text:style-name="Strong_20_Emphasis"><text:span text:style-name="T64">scherm </text:span></text:span><text:span text:style-name="Strong_20_Emphasis"><text:span text:style-name="T216">Wel</text:span></text:span><text:span text:style-name="Strong_20_Emphasis"><text:span text:style-name="T205">k</text:span></text:span><text:span text:style-name="Strong_20_Emphasis"><text:span text:style-name="T217">om</text:span></text:span><text:span text:style-name="Strong_20_Emphasis"><text:span text:style-name="T65"> </text:span></text:span><text:span text:style-name="Strong_20_Emphasis"><text:span text:style-name="T63">kies </text:span></text:span><text:span text:style-name="Strong_20_Emphasis"><text:span text:style-name="T208">Nederlands</text:span></text:span><text:span text:style-name="Strong_20_Emphasis"><text:span text:style-name="T54"> en klik op</text:span></text:span><text:span text:style-name="Strong_20_Emphasis"><text:span text:style-name="T66"> </text:span></text:span><text:span text:style-name="Strong_20_Emphasis"><text:span text:style-name="T209">Verder</text:span></text:span><text:span text:style-name="Strong_20_Emphasis"><text:span text:style-name="T54">/</text:span></text:span><text:span text:style-name="Strong_20_Emphasis"><text:span text:style-name="T206">Ubuntu installeren</text:span></text:span><text:span text:style-name="Strong_20_Emphasis"><text:span text:style-name="T54">.</text:span></text:span></text:p>
          </table:table-cell>
        </table:table-row>
        <table:table-row table:style-name="TableLine93899812620784">
          <table:table-cell table:style-name="_32_._5f_Installatie_5f_uitvoeren.A1" office:value-type="string">
            <text:p text:style-name="P57"><text:span text:style-name="Strong_20_Emphasis"><text:span text:style-name="T410"/></text:span></text:p>
          </table:table-cell>
          <table:table-cell table:style-name="_32_._5f_Installatie_5f_uitvoeren.A1" office:value-type="string">
            <text:p text:style-name="P50"><text:span text:style-name="Strong_20_Emphasis"><text:span text:style-name="T165">O</text:span></text:span><text:span text:style-name="Strong_20_Emphasis"><text:span text:style-name="T166">p </text:span></text:span><text:span text:style-name="Strong_20_Emphasis"><text:span text:style-name="T167">het </text:span></text:span><text:span text:style-name="Strong_20_Emphasis"><text:span text:style-name="T168">scherm </text:span></text:span><text:span text:style-name="Strong_20_Emphasis"><text:span text:style-name="T218">Toetsenbord</text:span></text:span><text:span text:style-name="Strong_20_Emphasis"><text:span text:style-name="T219">indeling</text:span></text:span><text:span text:style-name="Strong_20_Emphasis"><text:span text:style-name="T168"> </text:span></text:span><text:span text:style-name="Strong_20_Emphasis"><text:span text:style-name="T169">controleer </text:span></text:span><text:span text:style-name="Strong_20_Emphasis"><text:span text:style-name="T170">de </text:span></text:span><text:span text:style-name="Strong_20_Emphasis"><text:span text:style-name="T171">te gebruiken </text:span></text:span><text:span text:style-name="Strong_20_Emphasis"><text:span text:style-name="T169">toetsenbordindeling </text:span></text:span><text:span text:style-name="Strong_20_Emphasis"><text:span text:style-name="T172">en </text:span></text:span><text:span text:style-name="Strong_20_Emphasis"><text:span text:style-name="T165">klik </text:span></text:span><text:span text:style-name="Strong_20_Emphasis"><text:span text:style-name="T168">op </text:span></text:span><text:span text:style-name="Strong_20_Emphasis"><text:span text:style-name="T213">Verder</text:span></text:span><text:span text:style-name="Strong_20_Emphasis"><text:span text:style-name="T168">.</text:span></text:span></text:p>
          </table:table-cell>
        </table:table-row>
        <table:table-row table:style-name="TableLine93899812621296">
          <table:table-cell table:style-name="_32_._5f_Installatie_5f_uitvoeren.A1" office:value-type="string">
            <text:p text:style-name="P57"><text:span text:style-name="Strong_20_Emphasis"><text:span text:style-name="T410"/></text:span></text:p>
          </table:table-cell>
          <table:table-cell table:style-name="_32_._5f_Installatie_5f_uitvoeren.A1" office:value-type="string">
            <text:p text:style-name="P50"><text:span text:style-name="Strong_20_Emphasis"><text:span text:style-name="T67">Als </text:span></text:span><text:span text:style-name="Strong_20_Emphasis"><text:span text:style-name="T68">het </text:span></text:span><text:span text:style-name="Strong_20_Emphasis"><text:span text:style-name="T69">het scherm </text:span></text:span><text:span text:style-name="Strong_20_Emphasis"><text:span text:style-name="T220">Draadloos</text:span></text:span><text:span text:style-name="Strong_20_Emphasis"><text:span text:style-name="T69"> </text:span></text:span><text:span text:style-name="Strong_20_Emphasis"><text:span text:style-name="T68">verschijnt, </text:span></text:span><text:span text:style-name="Strong_20_Emphasis"><text:span text:style-name="T70">kies</text:span></text:span><text:span text:style-name="Strong_20_Emphasis"><text:span text:style-name="T69"> </text:span></text:span><text:span text:style-name="Strong_20_Emphasis"><text:span text:style-name="T70">een draadloos netwerk, maak </text:span></text:span><text:span text:style-name="Strong_20_Emphasis"><text:span text:style-name="T54">verbinding, </text:span></text:span><text:span text:style-name="Strong_20_Emphasis"><text:span text:style-name="T71">en klik</text:span></text:span><text:span text:style-name="Strong_20_Emphasis"><text:span text:style-name="T54"> </text:span></text:span><text:span text:style-name="Strong_20_Emphasis"><text:span text:style-name="T72">op </text:span></text:span><text:span text:style-name="Strong_20_Emphasis"><text:span text:style-name="T209">Verder</text:span></text:span><text:span text:style-name="Strong_20_Emphasis"><text:span text:style-name="T54">.</text:span></text:span></text:p>
          </table:table-cell>
        </table:table-row>
        <table:table-row table:style-name="TableLine93899812621920">
          <table:table-cell table:style-name="_32_._5f_Installatie_5f_uitvoeren.A1" office:value-type="string">
            <text:p text:style-name="P57"><text:span text:style-name="Strong_20_Emphasis"><text:span text:style-name="T410"/></text:span></text:p>
          </table:table-cell>
          <table:table-cell table:style-name="_32_._5f_Installatie_5f_uitvoeren.A1" office:value-type="string">
            <text:p text:style-name="P50"><text:span text:style-name="Strong_20_Emphasis"><text:span text:style-name="T73">O</text:span></text:span><text:span text:style-name="Strong_20_Emphasis"><text:span text:style-name="T74">p het scherm </text:span></text:span><text:span text:style-name="Strong_20_Emphasis"><text:span text:style-name="T221">Bijgewerkte pakketten en andere programmatuur</text:span></text:span><text:span text:style-name="Strong_20_Emphasis"><text:span text:style-name="T222"> </text:span></text:span><text:span text:style-name="T54">klik op </text:span><text:span text:style-name="Strong_20_Emphasis"><text:span text:style-name="T208">Verder</text:span></text:span><text:span text:style-name="Strong_20_Emphasis"><text:span text:style-name="T54">.</text:span></text:span></text:p>
          </table:table-cell>
        </table:table-row>
        <table:table-row table:style-name="TableLine93899812622544"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3"/>
          </table:table-cell>
        </table:table-row>
        <table:table-row table:style-name="TableLine93899812623168">
          <table:table-cell table:style-name="_32_._5f_Installatie_5f_uitvoeren.A1" office:value-type="string">
            <text:p text:style-name="P57"><text:span text:style-name="Strong_20_Emphasis"><text:span text:style-name="T410"><text:s/></text:span></text:span><text:span text:style-name="T105"><draw:control text:anchor-type="as-char" draw:z-index="4" draw:name="Vorm16" draw:style-name="gr1" draw:text-style-name="P101" svg:width="0.35cm" svg:height="0.35cm" draw:control="control5"/></text:span></text:p>
          </table:table-cell>
          <table:table-cell table:style-name="_32_._5f_Installatie_5f_uitvoeren.A1" office:value-type="string">
            <text:p text:style-name="P51"><text:span text:style-name="Strong_20_Emphasis"><text:span text:style-name="T73">O</text:span></text:span><text:span text:style-name="Strong_20_Emphasis"><text:span text:style-name="T75">p het scherm </text:span></text:span><text:span text:style-name="Strong_20_Emphasis"><text:span text:style-name="T223">Installatietype</text:span></text:span><text:span text:style-name="Strong_20_Emphasis"><text:span text:style-name="T173"> </text:span></text:span><text:span text:style-name="Strong_20_Emphasis"><text:span text:style-name="T174">selecteer</text:span></text:span><text:span text:style-name="Strong_20_Emphasis"><text:span text:style-name="T175"> </text:span></text:span><text:span text:style-name="Strong_20_Emphasis"><text:span text:style-name="T334">het gewenste </text:span></text:span><text:span text:style-name="Strong_20_Emphasis"><text:span text:style-name="T351">Installatie type</text:span></text:span><text:span text:style-name="Strong_20_Emphasis"><text:span text:style-name="T334">.</text:span></text:span></text:p>
          </table:table-cell>
        </table:table-row>
        <table:table-row table:style-name="TableLine93899812623792"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84"><text:span text:style-name="Strong_20_Emphasis"><text:span text:style-name="T335">K</text:span></text:span><text:span text:style-name="Strong_20_Emphasis"><text:span text:style-name="T76">lik </text:span></text:span><text:span text:style-name="Strong_20_Emphasis"><text:span text:style-name="T77">op</text:span></text:span><text:span text:style-name="Strong_20_Emphasis"><text:span text:style-name="T76"> </text:span></text:span><text:span text:style-name="Strong_20_Emphasis"><text:span text:style-name="T214">I</text:span></text:span><text:span text:style-name="Strong_20_Emphasis"><text:span text:style-name="T215">nstalle</text:span></text:span><text:span text:style-name="Strong_20_Emphasis"><text:span text:style-name="T214">e</text:span></text:span><text:span text:style-name="Strong_20_Emphasis"><text:span text:style-name="T215">r </text:span></text:span><text:span text:style-name="Strong_20_Emphasis"><text:span text:style-name="T214">nu</text:span></text:span><text:span text:style-name="Strong_20_Emphasis"><text:span text:style-name="T76">, </text:span></text:span><text:span text:style-name="Strong_20_Emphasis"><text:span text:style-name="T93">of klik op </text:span></text:span><text:span text:style-name="Strong_20_Emphasis"><text:span text:style-name="T202">Verder</text:span></text:span><text:span text:style-name="Strong_20_Emphasis"><text:span text:style-name="T93"> en </text:span></text:span><text:span text:style-name="Strong_20_Emphasis"><text:span text:style-name="T163">c</text:span></text:span><text:span text:style-name="Strong_20_Emphasis"><text:span text:style-name="T78">ontroleer de </text:span></text:span><text:span text:style-name="Strong_20_Emphasis"><text:span text:style-name="T79">voorgestelde </text:span></text:span><text:span text:style-name="Strong_20_Emphasis"><text:span text:style-name="T78">schijfindelin</text:span></text:span><text:span text:style-name="Strong_20_Emphasis"><text:span text:style-name="T80">g,</text:span></text:span><text:span text:style-name="Strong_20_Emphasis"><text:span text:style-name="T78"> </text:span></text:span><text:span text:style-name="Strong_20_Emphasis"><text:span text:style-name="T81">kies de gewenste schijf, </text:span></text:span><text:span text:style-name="Strong_20_Emphasis"><text:span text:style-name="T80">en </text:span></text:span><text:span text:style-name="Strong_20_Emphasis"><text:span text:style-name="T186">k</text:span></text:span><text:span text:style-name="Strong_20_Emphasis"><text:span text:style-name="T187">lik op </text:span></text:span><text:span text:style-name="Strong_20_Emphasis"><text:span text:style-name="T214">I</text:span></text:span><text:span text:style-name="Strong_20_Emphasis"><text:span text:style-name="T215">nstalle</text:span></text:span><text:span text:style-name="Strong_20_Emphasis"><text:span text:style-name="T214">e</text:span></text:span><text:span text:style-name="Strong_20_Emphasis"><text:span text:style-name="T215">r </text:span></text:span><text:span text:style-name="Strong_20_Emphasis"><text:span text:style-name="T214">nu</text:span></text:span><text:span text:style-name="Strong_20_Emphasis"><text:span text:style-name="T187">.</text:span></text:span></text:p>
          </table:table-cell>
        </table:table-row>
        <table:table-row table:style-name="TableLine93899812624416">
          <table:table-cell table:style-name="_32_._5f_Installatie_5f_uitvoeren.A1" office:value-type="string">
            <text:p text:style-name="P74"><text:span text:style-name="Strong_20_Emphasis"><text:span text:style-name="T410"/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73">O</text:span></text:span><text:span text:style-name="Strong_20_Emphasis"><text:span text:style-name="T75">p het scherm </text:span></text:span><text:span text:style-name="Strong_20_Emphasis"><text:span text:style-name="T223">Wilt u deze aanpassingen wegschrijven naar de schijven? </text:span></text:span><text:span text:style-name="Strong_20_Emphasis"><text:span text:style-name="T82">controleer de </text:span></text:span><text:span text:style-name="Strong_20_Emphasis"><text:span text:style-name="T83">partities</text:span></text:span><text:span text:style-name="Strong_20_Emphasis"><text:span text:style-name="T82"> </text:span></text:span><text:span text:style-name="Strong_20_Emphasis"><text:span text:style-name="T84">die </text:span></text:span><text:span text:style-name="Strong_20_Emphasis"><text:span text:style-name="T85">geformatteerd</text:span></text:span><text:span text:style-name="Strong_20_Emphasis"><text:span text:style-name="T84"> worden </text:span></text:span><text:span text:style-name="Strong_20_Emphasis"><text:span text:style-name="T82">en </text:span></text:span><text:span text:style-name="Strong_20_Emphasis"><text:span text:style-name="T73">klik </text:span></text:span><text:span text:style-name="Strong_20_Emphasis"><text:span text:style-name="T76">op </text:span></text:span><text:span text:style-name="Strong_20_Emphasis"><text:span text:style-name="T210">Verder</text:span></text:span><text:span text:style-name="Strong_20_Emphasis"><text:span text:style-name="T76">.</text:span></text:span></text:p>
          </table:table-cell>
        </table:table-row>
        <table:table-row table:style-name="TableLine93899812625040"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4"/>
          </table:table-cell>
        </table:table-row>
        <table:table-row table:style-name="TableLine93899812625664">
          <table:table-cell table:style-name="_32_._5f_Installatie_5f_uitvoeren.A1" office:value-type="string">
            <text:p text:style-name="P57"><text:span text:style-name="Strong_20_Emphasis"><text:span text:style-name="T410"><text:s/></text:span></text:span><text:span text:style-name="T105"><draw:control text:anchor-type="as-char" draw:z-index="5" draw:name="Vorm19" draw:style-name="gr1" draw:text-style-name="P101" svg:width="0.35cm" svg:height="0.35cm" draw:control="control6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36">O</text:span></text:span><text:span text:style-name="Strong_20_Emphasis"><text:span text:style-name="T337">p </text:span></text:span><text:span text:style-name="Strong_20_Emphasis"><text:span text:style-name="T338">het </text:span></text:span><text:span text:style-name="Strong_20_Emphasis"><text:span text:style-name="T339">scherm </text:span></text:span><text:span text:style-name="Strong_20_Emphasis"><text:span text:style-name="T352">Waar bevindt u zich?</text:span></text:span><text:span text:style-name="Strong_20_Emphasis"><text:span text:style-name="T339"> </text:span></text:span><text:span text:style-name="Strong_20_Emphasis"><text:span text:style-name="T340">controleer </text:span></text:span><text:span text:style-name="Strong_20_Emphasis"><text:span text:style-name="T341">de </text:span></text:span><text:span text:style-name="Strong_20_Emphasis"><text:span text:style-name="T340">locatie en </text:span></text:span><text:span text:style-name="Strong_20_Emphasis"><text:span text:style-name="T336">klik </text:span></text:span><text:span text:style-name="Strong_20_Emphasis"><text:span text:style-name="T339">op </text:span></text:span><text:span text:style-name="Strong_20_Emphasis"><text:span text:style-name="T352">Verder</text:span></text:span><text:span text:style-name="Strong_20_Emphasis"><text:span text:style-name="T339">.</text:span></text:span></text:p>
          </table:table-cell>
        </table:table-row>
        <table:table-row table:style-name="TableLine93899812626288">
          <table:table-cell table:style-name="_32_._5f_Installatie_5f_uitvoeren.A1" office:value-type="string">
            <text:p text:style-name="P57"><text:span text:style-name="Strong_20_Emphasis"><text:span text:style-name="T410"/></text:span></text:p>
          </table:table-cell>
          <table:table-cell table:style-name="_32_._5f_Installatie_5f_uitvoeren.A1" office:value-type="string">
            <text:p text:style-name="P7"><text:span text:style-name="T353">Op </text:span><text:span text:style-name="T354">het </text:span><text:span text:style-name="T352">scherm </text:span><text:span text:style-name="Strong_20_Emphasis"><text:span text:style-name="T352">Wie bent u?</text:span></text:span><text:span text:style-name="T352"> </text:span><text:span text:style-name="T353">vul </text:span><text:span text:style-name="T355">in </text:span><text:span text:style-name="Strong_20_Emphasis"><text:span text:style-name="T356">Uw n</text:span></text:span><text:span text:style-name="Strong_20_Emphasis"><text:span text:style-name="T357">aam</text:span></text:span><text:span text:style-name="Strong_20_Emphasis"><text:span text:style-name="T342"> </text:span></text:span><text:span text:style-name="Definition"><text:span text:style-name="T412">gebruiker</text:span></text:span><text:span text:style-name="Strong_20_Emphasis"><text:span text:style-name="T343">, <text:line-break/></text:span></text:span><text:span text:style-name="Strong_20_Emphasis"><text:span text:style-name="T357">Naam </text:span></text:span><text:span text:style-name="Strong_20_Emphasis"><text:span text:style-name="T356">van uw </text:span></text:span><text:span text:style-name="Strong_20_Emphasis"><text:span text:style-name="T358">computer</text:span></text:span><text:span text:style-name="Definition"><text:span text:style-name="T408"> </text:span></text:span><text:span text:style-name="Definition"><text:span text:style-name="T412">computernaam</text:span></text:span><text:span text:style-name="Strong_20_Emphasis"><text:span text:style-name="T342">,<text:line-break/></text:span></text:span><text:span text:style-name="Strong_20_Emphasis"><text:span text:style-name="T356">Kies een g</text:span></text:span><text:span text:style-name="Strong_20_Emphasis"><text:span text:style-name="T358">ebruikersnaam</text:span></text:span><text:span text:style-name="Strong_20_Emphasis"><text:span text:style-name="T342"> </text:span></text:span><text:span text:style-name="Definition"><text:span text:style-name="T412">gebruikersnaam</text:span></text:span><text:span text:style-name="Strong_20_Emphasis"><text:span text:style-name="T342">,<text:line-break/></text:span></text:span><text:span text:style-name="Strong_20_Emphasis"><text:span text:style-name="T344">g</text:span></text:span><text:span text:style-name="Strong_20_Emphasis"><text:span text:style-name="T333">eef tweemaal een </text:span></text:span><text:span text:style-name="Strong_20_Emphasis"><text:span text:style-name="T350">wachtwoord</text:span></text:span><text:span text:style-name="Strong_20_Emphasis"><text:span text:style-name="T333">,</text:span></text:span><text:span text:style-name="Strong_20_Emphasis"><text:span text:style-name="T347"> </text:span></text:span><text:span text:style-name="Strong_20_Emphasis"><text:span text:style-name="T348">en</text:span></text:span><text:span text:style-name="Strong_20_Emphasis"><text:span text:style-name="T347"> </text:span></text:span><text:span text:style-name="Strong_20_Emphasis"><text:span text:style-name="T349">k</text:span></text:span><text:span text:style-name="Strong_20_Emphasis"><text:span text:style-name="T333">lik op </text:span></text:span><text:span text:style-name="Strong_20_Emphasis"><text:span text:style-name="T350">Verder</text:span></text:span><text:span text:style-name="Strong_20_Emphasis"><text:span text:style-name="T333">.</text:span></text:span></text:p>
          </table:table-cell>
        </table:table-row>
        <table:table-row table:style-name="TableLine93899812626912"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TableLine93899812653408">
          <table:table-cell table:style-name="_32_._5f_Installatie_5f_uitvoeren.A1" office:value-type="string">
            <text:p text:style-name="P57"><text:span text:style-name="Strong_20_Emphasis"><text:span text:style-name="T410"><text:s/></text:span></text:span><text:span text:style-name="T105"><draw:control text:anchor-type="as-char" draw:z-index="6" draw:name="Vorm21" draw:style-name="gr1" draw:text-style-name="P101" svg:width="0.35cm" svg:height="0.35cm" draw:control="control7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45">O</text:span></text:span><text:span text:style-name="Strong_20_Emphasis"><text:span text:style-name="T346">p het scherm </text:span></text:span><text:span text:style-name="Strong_20_Emphasis"><text:span text:style-name="T359">Installatie voltooid</text:span></text:span><text:span text:style-name="Strong_20_Emphasis"><text:span text:style-name="T346"> </text:span></text:span><text:span text:style-name="Strong_20_Emphasis"><text:span text:style-name="T345">klik </text:span></text:span><text:span text:style-name="Strong_20_Emphasis"><text:span text:style-name="T333">op </text:span></text:span><text:span text:style-name="Strong_20_Emphasis"><text:span text:style-name="T350">Nu herstarten</text:span></text:span><text:span text:style-name="Strong_20_Emphasis"><text:span text:style-name="T333">.</text:span></text:span></text:p>
          </table:table-cell>
        </table:table-row>
        <table:table-row table:style-name="TableLine93899812653696"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TableLine93899812653984">
          <table:table-cell table:style-name="_32_._5f_Installatie_5f_uitvoeren.A1" office:value-type="string">
            <text:p text:style-name="P57"><text:span text:style-name="Strong_20_Emphasis"><text:span text:style-name="T105"><text:s/></text:span></text:span><text:span text:style-name="Strong_20_Emphasis"><text:span text:style-name="T156"><draw:control text:anchor-type="as-char" draw:z-index="7" draw:name="Vorm22" draw:style-name="gr1" draw:text-style-name="P101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21"><text:span text:style-name="Strong_20_Emphasis"><text:span text:style-name="T176">Verwijder </text:span></text:span><text:span text:style-name="Strong_20_Emphasis"><text:span text:style-name="T177">het </text:span></text:span><text:span text:style-name="Strong_20_Emphasis"><text:span text:style-name="T176">installatiemedium </text:span></text:span><text:span text:style-name="Strong_20_Emphasis"><text:span text:style-name="T178">en</text:span></text:span><text:span text:style-name="Strong_20_Emphasis"><text:span text:style-name="T176"> </text:span></text:span><text:span text:style-name="Strong_20_Emphasis"><text:span text:style-name="T179">druk </text:span></text:span><text:span text:style-name="Strong_20_Emphasis"><text:span text:style-name="T180">op</text:span></text:span><text:span text:style-name="Strong_20_Emphasis"><text:span text:style-name="T179"> </text:span></text:span><text:span text:style-name="Strong_20_Emphasis"><text:span text:style-name="T160">de </text:span></text:span><text:span text:style-name="Strong_20_Emphasis"><text:span text:style-name="T161">Enter</text:span></text:span><text:span text:style-name="Strong_20_Emphasis"><text:span text:style-name="T160">-toets</text:span></text:span><text:span text:style-name="Strong_20_Emphasis"><text:span text:style-name="T181">.</text:span></text:span></text:p>
          </table:table-cell>
        </table:table-row>
      </table:table>
      <text:p text:style-name="P49"><text:span text:style-name="Strong_20_Emphasis"><text:span text:style-name="T179"/></text:span></text:p>
      <text:list xml:id="list142459379256271" text:continue-numbering="true" text:style-name="L1">
        <text:list-item>
          <text:p text:style-name="P96"><text:span text:style-name="Strong_20_Emphasis"><text:span text:style-name="T224">Installatie </text:span></text:span><text:span text:style-name="Strong_20_Emphasis"><text:span text:style-name="T225">afronden</text:span></text:span></text:p>
        </text:list-item>
      </text:list>
      <text:p text:style-name="P53"><text:span text:style-name="Strong_20_Emphasis"><text:span text:style-name="T8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3899812524448">
          <table:table-cell table:style-name="_33_._5f_Installatie_5f_afronden.A1" office:value-type="string">
            <text:p text:style-name="P58"><text:span text:style-name="Strong_20_Emphasis"><text:span text:style-name="T105"><text:s/></text:span></text:span><text:span text:style-name="Strong_20_Emphasis"><text:span text:style-name="T156"><draw:control text:anchor-type="as-char" draw:z-index="8" draw:name="Vorm24" draw:style-name="gr1" draw:text-style-name="P101" svg:width="0.35cm" svg:height="0.35cm" draw:control="control9"/></text:span></text:span></text:p>
          </table:table-cell>
          <table:table-cell table:style-name="_33_._5f_Installatie_5f_afronden.A1" office:value-type="string">
            <text:p text:style-name="P56"><text:span text:style-name="Strong_20_Emphasis"><text:span text:style-name="T86">Aanmelden als </text:span></text:span><text:span text:style-name="Definition"><text:span text:style-name="T405">gebruiker</text:span></text:span><text:span text:style-name="Strong_20_Emphasis"><text:span text:style-name="T86">.</text:span></text:span></text:p>
          </table:table-cell>
        </table:table-row>
        <table:table-row table:style-name="TableLine93899812813040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56"><text:span text:style-name="Strong_20_Emphasis"><text:span text:style-name="T182"/></text:span></text:p>
          </table:table-cell>
        </table:table-row>
        <table:table-row table:style-name="TableLine93899812841872">
          <table:table-cell table:style-name="_33_._5f_Installatie_5f_afronden.A1" office:value-type="string">
            <text:p text:style-name="P58"><text:span text:style-name="Strong_20_Emphasis"><text:span text:style-name="T105"><text:s/></text:span></text:span><text:span text:style-name="Strong_20_Emphasis"><text:span text:style-name="T156"><draw:control text:anchor-type="as-char" draw:z-index="9" draw:name="Vorm25" draw:style-name="gr1" draw:text-style-name="P101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60"><text:span text:style-name="Strong_20_Emphasis"><text:span text:style-name="T73">O</text:span></text:span><text:span text:style-name="Strong_20_Emphasis"><text:span text:style-name="T75">p </text:span></text:span><text:span text:style-name="Strong_20_Emphasis"><text:span text:style-name="T87">de schermen volg de aanwijzingen en klik op </text:span></text:span><text:span text:style-name="Strong_20_Emphasis"><text:span text:style-name="T203">Overslaan</text:span></text:span><text:span text:style-name="Strong_20_Emphasis"><text:span text:style-name="T96"> en </text:span></text:span><text:span text:style-name="Strong_20_Emphasis"><text:span text:style-name="T226">Volgende</text:span></text:span><text:span text:style-name="Strong_20_Emphasis"><text:span text:style-name="T182">.</text:span></text:span></text:p>
          </table:table-cell>
        </table:table-row>
        <table:table-row table:style-name="TableLine93899812708848">
          <table:table-cell table:style-name="_33_._5f_Installatie_5f_afronden.A1" office:value-type="string">
            <text:p text:style-name="P58"><text:span text:style-name="Strong_20_Emphasis"><text:span text:style-name="T105"/></text:span></text:p>
          </table:table-cell>
          <table:table-cell table:style-name="_33_._5f_Installatie_5f_afronden.A1" office:value-type="string">
            <text:p text:style-name="P60"><text:span text:style-name="Strong_20_Emphasis"><text:span text:style-name="T73">O</text:span></text:span><text:span text:style-name="Strong_20_Emphasis"><text:span text:style-name="T75">p het </text:span></text:span><text:span text:style-name="Strong_20_Emphasis"><text:span text:style-name="T87">laatste </text:span></text:span><text:span text:style-name="Strong_20_Emphasis"><text:span text:style-name="T75">scherm </text:span></text:span><text:span text:style-name="Strong_20_Emphasis"><text:span text:style-name="T227">Klaar om te beginnen </text:span></text:span><text:span text:style-name="Strong_20_Emphasis"><text:span text:style-name="T182">klik op </text:span></text:span><text:span text:style-name="Strong_20_Emphasis"><text:span text:style-name="T226">Vol</text:span></text:span><text:span text:style-name="Strong_20_Emphasis"><text:span text:style-name="T228">tooid</text:span></text:span><text:span text:style-name="Strong_20_Emphasis"><text:span text:style-name="T182">.</text:span></text:span></text:p>
          </table:table-cell>
        </table:table-row>
        <table:table-row table:style-name="TableLine93899812758560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5"/>
          </table:table-cell>
        </table:table-row>
        <table:table-row table:style-name="TableLine93899812670928">
          <table:table-cell table:style-name="_33_._5f_Installatie_5f_afronden.A1" office:value-type="string">
            <text:p text:style-name="P58"><text:span text:style-name="Strong_20_Emphasis"><text:span text:style-name="T105"><text:s/></text:span></text:span><text:span text:style-name="Strong_20_Emphasis"><text:span text:style-name="T156"><draw:control text:anchor-type="as-char" draw:z-index="10" draw:name="Vorm27" draw:style-name="gr1" draw:text-style-name="P101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68"><text:span text:style-name="Strong_20_Emphasis"><text:span text:style-name="T88">Voeg </text:span></text:span><text:span text:style-name="Strong_20_Emphasis"><text:span text:style-name="T89">eventuele </text:span></text:span><text:span text:style-name="Strong_20_Emphasis"><text:span text:style-name="T90">extra </text:span></text:span><text:span text:style-name="Strong_20_Emphasis"><text:span text:style-name="T204">Standaard</text:span></text:span><text:span text:style-name="Strong_20_Emphasis"><text:span text:style-name="T97"> of </text:span></text:span><text:span text:style-name="Strong_20_Emphasis"><text:span text:style-name="T204">Beheerder</text:span></text:span><text:span text:style-name="Strong_20_Emphasis"><text:span text:style-name="T90"> </text:span></text:span><text:span text:style-name="Definition"><text:span text:style-name="T5">gebruiker</text:span></text:span><text:span text:style-name="Strong_20_Emphasis"><text:span text:style-name="T183">s</text:span></text:span><text:span text:style-name="Strong_20_Emphasis"><text:span text:style-name="T185"> </text:span></text:span><text:span text:style-name="Strong_20_Emphasis"><text:span text:style-name="T184">toe </text:span></text:span><text:span text:style-name="Strong_20_Emphasis"><text:span text:style-name="T106">via </text:span></text:span><text:span text:style-name="Strong_20_Emphasis"><text:span text:style-name="T114">een </text:span></text:span><text:span text:style-name="Strong_20_Emphasis"><text:span text:style-name="T120">druk op de </text:span></text:span><text:span text:style-name="Strong_20_Emphasis"><text:span text:style-name="T117">Super</text:span></text:span><text:span text:style-name="Strong_20_Emphasis"><text:span text:style-name="T120">-toets</text:span></text:span><text:span text:style-name="Strong_20_Emphasis"><text:span text:style-name="T120"><text:note text:id="ftn7" text:note-class="footnote"><text:note-citation>1</text:note-citation><text:note-body><text:p text:style-name="P47"><text:span text:style-name="T280">De </text:span><text:span text:style-name="T281">Super</text:span><text:span text:style-name="T280">-toets is de Windows</text:span><text:span text:style-name="T282">-</text:span><text:span text:style-name="T283">toets</text:span><text:span text:style-name="T280">, </text:span><text:span text:style-name="T282">C</text:span><text:span text:style-name="T280">ommand-</text:span><text:span text:style-name="T283">toets</text:span><text:span text:style-name="T280">, of </text:span><text:span text:style-name="T282">V</text:span><text:span text:style-name="T280">ergrootglas-toets.</text:span></text:p></text:note-body></text:note></text:span></text:span><text:span text:style-name="Strong_20_Emphasis"><text:span text:style-name="T114">, </text:span></text:span><text:span text:style-name="Strong_20_Emphasis"><text:span text:style-name="T127">t</text:span></text:span><text:span text:style-name="Strong_20_Emphasis"><text:span text:style-name="T119">yp </text:span></text:span><text:span text:style-name="Strong_20_Emphasis"><text:span text:style-name="T193">geb</text:span></text:span><text:span text:style-name="Strong_20_Emphasis"><text:span text:style-name="T194">r</text:span></text:span><text:span text:style-name="Strong_20_Emphasis"><text:span text:style-name="T120"> </text:span></text:span><text:span text:style-name="Strong_20_Emphasis"><text:span text:style-name="T128">e</text:span></text:span><text:span text:style-name="Strong_20_Emphasis"><text:span text:style-name="T106">n </text:span></text:span><text:span text:style-name="Strong_20_Emphasis"><text:span text:style-name="T122">k</text:span></text:span><text:span text:style-name="Strong_20_Emphasis"><text:span text:style-name="T106">lik </text:span></text:span><text:span text:style-name="Strong_20_Emphasis"><text:span text:style-name="T129">bij </text:span></text:span><text:span text:style-name="Strong_20_Emphasis"><text:span text:style-name="T211">Instellingen </text:span></text:span><text:span text:style-name="Strong_20_Emphasis"><text:span text:style-name="T130">rechts o</text:span></text:span><text:span text:style-name="Strong_20_Emphasis"><text:span text:style-name="T106">p </text:span></text:span><text:span text:style-name="Strong_20_Emphasis"><text:span text:style-name="T212">Gebruikers</text:span></text:span><text:span text:style-name="Strong_20_Emphasis"><text:span text:style-name="T131">.</text:span></text:span></text:p>
          </table:table-cell>
        </table:table-row>
        <table:table-row table:style-name="TableLine93899812695696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73"><text:span text:style-name="Strong_20_Emphasis"><text:span text:style-name="T162">Klik links</text:span></text:span><text:span text:style-name="Strong_20_Emphasis"><text:span text:style-name="T188"> </text:span></text:span><text:span text:style-name="Strong_20_Emphasis"><text:span text:style-name="T132">op </text:span></text:span><text:span text:style-name="Strong_20_Emphasis"><text:span text:style-name="T195">Ontgrendelen</text:span></text:span><text:span text:style-name="Strong_20_Emphasis"><text:span text:style-name="T132"> </text:span></text:span><text:span text:style-name="Strong_20_Emphasis"><text:span text:style-name="T133">en daarna op </text:span></text:span><text:span text:style-name="Strong_20_Emphasis"><text:span text:style-name="T234">Gebruik</text:span></text:span><text:span text:style-name="Strong_20_Emphasis"><text:span text:style-name="T235">er</text:span></text:span><text:span text:style-name="Strong_20_Emphasis"><text:span text:style-name="T234"> toevoegen</text:span></text:span><text:span text:style-name="Strong_20_Emphasis"><text:span text:style-name="T133">.</text:span></text:span></text:p>
          </table:table-cell>
        </table:table-row>
        <table:table-row table:style-name="TableLine93899812835824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73"><text:span text:style-name="Strong_20_Emphasis"><text:span text:style-name="T188">Sluit </text:span></text:span><text:span text:style-name="Strong_20_Emphasis"><text:span text:style-name="T234">Gebruiker toevoegen</text:span></text:span><text:span text:style-name="Strong_20_Emphasis"><text:span text:style-name="T133">.</text:span></text:span></text:p>
          </table:table-cell>
        </table:table-row>
        <table:table-row table:style-name="TableLine93899812841392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5"/>
          </table:table-cell>
        </table:table-row>
        <table:table-row table:style-name="TableLine93899812838704">
          <table:table-cell table:style-name="_33_._5f_Installatie_5f_afronden.A1" office:value-type="string">
            <text:p text:style-name="P57"><text:span text:style-name="Strong_20_Emphasis"><text:span text:style-name="T105"><text:s/></text:span></text:span><text:span text:style-name="Strong_20_Emphasis"><text:span text:style-name="T156"><draw:control text:anchor-type="as-char" draw:z-index="17" draw:name="Vorm4_1" draw:style-name="gr1" draw:text-style-name="P101" svg:width="0.35cm" svg:height="0.35cm" draw:control="control18"/></text:span></text:span></text:p>
          </table:table-cell>
          <table:table-cell table:style-name="_33_._5f_Installatie_5f_afronden.A1" office:value-type="string">
            <text:p text:style-name="P100"><text:span text:style-name="Strong_20_Emphasis"><text:span text:style-name="T105">Installeer </text:span></text:span><text:span text:style-name="Strong_20_Emphasis"><text:span text:style-name="T150">pakket kz</text:span></text:span><text:span text:style-name="Strong_20_Emphasis"><text:span text:style-name="T150"><text:note text:id="ftn11" text:note-class="footnote"><text:note-citation>2</text:note-citation><text:note-body><text:p text:style-name="Footnote">Pakket kz plaatst documenten en scripts van Karel Zimmer op het systeem voor het installeren en beheren van Ubuntu.</text:p></text:note-body></text:note></text:span></text:span><text:span text:style-name="Strong_20_Emphasis"><text:span text:style-name="T106"> </text:span></text:span><text:span text:style-name="Strong_20_Emphasis"><text:span text:style-name="T151">via </text:span></text:span><text:span text:style-name="Strong_20_Emphasis"><text:span text:style-name="T114">een </text:span></text:span><text:span text:style-name="Strong_20_Emphasis"><text:span text:style-name="T134">druk</text:span></text:span><text:span text:style-name="Strong_20_Emphasis"><text:span text:style-name="T114"> op</text:span></text:span><text:span text:style-name="Strong_20_Emphasis"><text:span text:style-name="T135"> de </text:span></text:span><text:span text:style-name="Strong_20_Emphasis"><text:span text:style-name="T117">Super</text:span></text:span><text:span text:style-name="Strong_20_Emphasis"><text:span text:style-name="T135">-toets</text:span></text:span><text:span text:style-name="Strong_20_Emphasis"><text:span text:style-name="T52"><text:note-ref text:note-class="footnote" text:reference-format="text" text:ref-name="ftn7">1</text:note-ref></text:span></text:span><text:span text:style-name="Strong_20_Emphasis"><text:span text:style-name="T114">, </text:span></text:span><text:span text:style-name="Strong_20_Emphasis"><text:span text:style-name="T127">t</text:span></text:span><text:span text:style-name="Strong_20_Emphasis"><text:span text:style-name="T119">yp </text:span></text:span><text:span text:style-name="Strong_20_Emphasis"><text:span text:style-name="T198">ter</text:span></text:span><text:span text:style-name="Strong_20_Emphasis"><text:span text:style-name="T199">m</text:span></text:span><text:span text:style-name="Strong_20_Emphasis"><text:span text:style-name="T108"> </text:span></text:span><text:span text:style-name="Strong_20_Emphasis"><text:span text:style-name="T128">e</text:span></text:span><text:span text:style-name="Strong_20_Emphasis"><text:span text:style-name="T106">n </text:span></text:span><text:span text:style-name="Strong_20_Emphasis"><text:span text:style-name="T122">k</text:span></text:span><text:span text:style-name="Strong_20_Emphasis"><text:span text:style-name="T106">lik op het pictogram van </text:span></text:span><text:span text:style-name="Strong_20_Emphasis"><text:span text:style-name="T200">Terminalvenster</text:span></text:span><text:span text:style-name="Strong_20_Emphasis"><text:span text:style-name="T108">.</text:span></text:span></text:p>
          </table:table-cell>
        </table:table-row>
        <table:table-row table:style-name="TableLine93899812840320">
          <table:table-cell table:style-name="_33_._5f_Installatie_5f_afronden.A1" office:value-type="string">
            <text:p text:style-name="P61"><text:span text:style-name="Strong_20_Emphasis"><text:span text:style-name="T105"/></text:span></text:p>
          </table:table-cell>
          <table:table-cell table:style-name="_33_._5f_Installatie_5f_afronden.A1" office:value-type="string">
            <text:p text:style-name="P66"><text:span text:style-name="T413">Typ</text:span><text:span text:style-name="Strong_20_Emphasis"><text:span text:style-name="T109">, of </text:span></text:span><text:span text:style-name="Strong_20_Emphasis"><text:span text:style-name="T108">kopieer en plak, de</text:span></text:span><text:span text:style-name="Strong_20_Emphasis"><text:span text:style-name="T136">z</text:span></text:span><text:span text:style-name="Strong_20_Emphasis"><text:span text:style-name="T108">e </text:span></text:span><text:span text:style-name="Strong_20_Emphasis"><text:span text:style-name="T111">twee </text:span></text:span><text:span text:style-name="Strong_20_Emphasis"><text:span text:style-name="T108">opdrachten, ieder gevolgd door de </text:span></text:span><text:span text:style-name="Strong_20_Emphasis"><text:span text:style-name="T107">Enter</text:span></text:span><text:span text:style-name="Strong_20_Emphasis"><text:span text:style-name="T106">-toets:<text:line-break/></text:span></text:span><text:span text:style-name="User_20_Entry"><text:span text:style-name="T45">wget karelzimmer.nl/</text:span></text:span><text:span text:style-name="User_20_Entry"><text:span text:style-name="T46">kz</text:span></text:span><text:span text:style-name="User_20_Entry"><text:span text:style-name="T45"><text:line-break/>bash </text:span></text:span><text:span text:style-name="User_20_Entry"><text:span text:style-name="T46">kz</text:span></text:span></text:p>
          </table:table-cell>
        </table:table-row>
        <table:table-row table:style-name="TableLine93899812811248"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77"><text:span text:style-name="T410">V</text:span><text:span text:style-name="Strong_20_Emphasis"><text:span text:style-name="T112">olg </text:span></text:span><text:span text:style-name="Strong_20_Emphasis"><text:span text:style-name="T113">de aanwijzingen op het scherm.</text:span></text:span></text:p>
          </table:table-cell>
        </table:table-row>
        <table:table-row table:style-name="TableLine93899812721456"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7"/>
          </table:table-cell>
        </table:table-row>
        <table:table-row table:style-name="TableLine93899812726880">
          <table:table-cell table:style-name="_33_._5f_Installatie_5f_afronden.A1" office:value-type="string">
            <text:p text:style-name="P58"><text:span text:style-name="Strong_20_Emphasis"><text:span text:style-name="T105"><text:s/></text:span></text:span><text:span text:style-name="Strong_20_Emphasis"><text:span text:style-name="T156"><draw:control text:anchor-type="as-char" draw:z-index="11" draw:name="Vorm37" draw:style-name="gr1" draw:text-style-name="P101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59"><text:span text:style-name="Strong_20_Emphasis"><text:span text:style-name="T137">Rond de</text:span></text:span><text:span text:style-name="Strong_20_Emphasis"><text:span text:style-name="T138"> installatie </text:span></text:span><text:span text:style-name="Strong_20_Emphasis"><text:span text:style-name="T137">af</text:span></text:span><text:span text:style-name="Strong_20_Emphasis"><text:span text:style-name="T137"><text:note text:id="ftn8" text:note-class="footnote"><text:note-citation>3</text:note-citation><text:note-body><text:p text:style-name="Footnote">De installatie kan <text:span text:style-name="T426">ge</text:span>controle<text:span text:style-name="T426">e</text:span>r<text:span text:style-name="T426">d worden </text:span>op volledigheid met <text:span text:style-name="T427">bestand</text:span> <text:span text:style-name="T421">Persoonlijke map / kz / Apps</text:span>.</text:p></text:note-body></text:note></text:span></text:span><text:span text:style-name="Strong_20_Emphasis"><text:span text:style-name="T137"> </text:span></text:span><text:span text:style-name="Strong_20_Emphasis"><text:span text:style-name="T106">via </text:span></text:span><text:span text:style-name="Strong_20_Emphasis"><text:span text:style-name="T139">een</text:span></text:span><text:span text:style-name="Strong_20_Emphasis"><text:span text:style-name="T140"> druk</text:span></text:span><text:span text:style-name="Strong_20_Emphasis"><text:span text:style-name="T139"> op</text:span></text:span><text:span text:style-name="Strong_20_Emphasis"><text:span text:style-name="T135"> de </text:span></text:span><text:span text:style-name="Strong_20_Emphasis"><text:span text:style-name="T117">Super</text:span></text:span><text:span text:style-name="Strong_20_Emphasis"><text:span text:style-name="T135">-toets</text:span></text:span><text:span text:style-name="Strong_20_Emphasis"><text:span text:style-name="T52"><text:note-ref text:note-class="footnote" text:reference-format="text" text:ref-name="ftn7">1</text:note-ref></text:span></text:span><text:span text:style-name="Strong_20_Emphasis"><text:span text:style-name="T114">, </text:span></text:span><text:span text:style-name="Strong_20_Emphasis"><text:span text:style-name="T127">t</text:span></text:span><text:span text:style-name="Strong_20_Emphasis"><text:span text:style-name="T119">yp </text:span></text:span><text:span text:style-name="Strong_20_Emphasis"><text:span text:style-name="T196">men</text:span></text:span><text:span text:style-name="Strong_20_Emphasis"><text:span text:style-name="T192">u</text:span></text:span><text:span text:style-name="Strong_20_Emphasis"><text:span text:style-name="T120"> </text:span></text:span><text:span text:style-name="Strong_20_Emphasis"><text:span text:style-name="T128">e</text:span></text:span><text:span text:style-name="Strong_20_Emphasis"><text:span text:style-name="T106">n </text:span></text:span><text:span text:style-name="Strong_20_Emphasis"><text:span text:style-name="T122">k</text:span></text:span><text:span text:style-name="Strong_20_Emphasis"><text:span text:style-name="T106">lik op het pictogram van </text:span></text:span><text:span text:style-name="Strong_20_Emphasis"><text:span text:style-name="T229">Installatiem</text:span></text:span><text:span text:style-name="Strong_20_Emphasis"><text:span text:style-name="T230">enu</text:span></text:span><text:span text:style-name="Strong_20_Emphasis"><text:span text:style-name="T120">.</text:span></text:span></text:p>
          </table:table-cell>
        </table:table-row>
        <table:table-row table:style-name="TableLine93899812723808">
          <table:table-cell table:style-name="_33_._5f_Installatie_5f_afronden.A1" office:value-type="string">
            <text:p text:style-name="P58"><text:span text:style-name="Strong_20_Emphasis"><text:span text:style-name="T105"/></text:span></text:p>
          </table:table-cell>
          <table:table-cell table:style-name="_33_._5f_Installatie_5f_afronden.A1" office:value-type="string">
            <text:p text:style-name="P78"><text:span text:style-name="Strong_20_Emphasis"><text:span text:style-name="T141">K</text:span></text:span><text:span text:style-name="Strong_20_Emphasis"><text:span text:style-name="T124">ie</text:span></text:span><text:span text:style-name="Strong_20_Emphasis"><text:span text:style-name="T125">s </text:span></text:span><text:span text:style-name="Strong_20_Emphasis"><text:span text:style-name="T236">3</text:span></text:span><text:span text:style-name="Strong_20_Emphasis"><text:span text:style-name="T189"> </text:span></text:span><text:span text:style-name="Strong_20_Emphasis"><text:span text:style-name="T237">Installatie</text:span></text:span><text:span text:style-name="Strong_20_Emphasis"><text:span text:style-name="T238"> </text:span></text:span><text:span text:style-name="Strong_20_Emphasis"><text:span text:style-name="T239">afronden</text:span></text:span><text:span text:style-name="Strong_20_Emphasis"><text:span text:style-name="T141"> </text:span></text:span><text:span text:style-name="Strong_20_Emphasis"><text:span text:style-name="T126">en </text:span></text:span><text:span text:style-name="Strong_20_Emphasis"><text:span text:style-name="T142">v</text:span></text:span><text:span text:style-name="Strong_20_Emphasis"><text:span text:style-name="T113">olg de aanwijzingen op het scherm.</text:span></text:span></text:p>
          </table:table-cell>
        </table:table-row>
        <table:table-row table:style-name="TableLine93899812810272"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78"/>
          </table:table-cell>
        </table:table-row>
        <table:table-row table:style-name="TableLine93899812836224">
          <table:table-cell table:style-name="_33_._5f_Installatie_5f_afronden.A1" office:value-type="string">
            <text:p text:style-name="P86"><text:span text:style-name="Strong_20_Emphasis"><text:span text:style-name="T105"><text:s/></text:span></text:span><text:span text:style-name="Strong_20_Emphasis"><text:span text:style-name="T156"><draw:control text:anchor-type="as-char" draw:z-index="22" draw:name="Vorm 1" draw:style-name="gr1" draw:text-style-name="P101" svg:width="0.35cm" svg:height="0.35cm" draw:control="control23"/></text:span></text:span></text:p>
          </table:table-cell>
          <table:table-cell table:style-name="_33_._5f_Installatie_5f_afronden.A1" office:value-type="string">
            <text:p text:style-name="P85">Herstart de computer.</text:p>
          </table:table-cell>
        </table:table-row>
      </table:table>
      <text:p text:style-name="P53"><text:span text:style-name="Strong_20_Emphasis"><text:span text:style-name="T86"><text:tab/></text:span></text:span></text:p>
      <text:p text:style-name="P54"><text:span text:style-name="Strong_20_Emphasis"><text:span text:style-name="T126"/></text:span></text:p>
      <text:p text:style-name="P55"><text:span text:style-name="Strong_20_Emphasis"><text:span text:style-name="T113"/></text:span></text:p>
      <text:list xml:id="list142459514932806" text:continue-numbering="true" text:style-name="L1">
        <text:list-item>
          <text:p text:style-name="P99"><text:span text:style-name="Strong_20_Emphasis"><text:span text:style-name="T400">Gebruiker inrichten</text:span></text:span></text:p>
        </text:list-item>
      </text:list>
      <text:p text:style-name="P17"/>
      <table:table table:name="Tabel2" table:style-name="Tabel2">
        <table:table-column table:style-name="Tabel2.A"/>
        <table:table-column table:style-name="Tabel2.B"/>
        <table:table-row table:style-name="TableLine93899812774880">
          <table:table-cell table:style-name="Tabel2.A1" office:value-type="string">
            <text:p text:style-name="P67"><text:span text:style-name="Strong_20_Emphasis"><text:span text:style-name="T105"><text:s/></text:span></text:span><text:span text:style-name="Strong_20_Emphasis"><text:span text:style-name="T156"><draw:control text:anchor-type="as-char" draw:z-index="18" draw:name="Vorm40_0" draw:style-name="gr1" draw:text-style-name="P101" svg:width="0.35cm" svg:height="0.35cm" draw:control="control19"/></text:span></text:span></text:p>
          </table:table-cell>
          <table:table-cell table:style-name="Tabel2.A1" office:value-type="string">
            <text:p text:style-name="P24"><text:span text:style-name="Strong_20_Emphasis"><text:span text:style-name="T86">Aanmelden als </text:span></text:span><text:span text:style-name="Definition"><text:span text:style-name="T405">gebruiker</text:span></text:span><text:span text:style-name="Strong_20_Emphasis"><text:span text:style-name="T143"><text:note text:id="ftn9" text:note-class="footnote"><text:note-citation>1</text:note-citation><text:note-body><text:p text:style-name="P83"><text:span text:style-name="User_20_Entry"><text:span text:style-name="T258">E</text:span></text:span><text:span text:style-name="User_20_Entry"><text:span text:style-name="T259">ventuele extra </text:span></text:span><text:span text:style-name="User_20_Entry"><text:span text:style-name="T260">gebruiker</text:span></text:span><text:span text:style-name="User_20_Entry"><text:span text:style-name="T259">s aanmelden en dezelfde stappen uitvoeren.</text:span></text:span></text:p></text:note-body></text:note></text:span></text:span><text:span text:style-name="Strong_20_Emphasis"><text:span text:style-name="T86">.</text:span></text:span></text:p>
          </table:table-cell>
        </table:table-row>
        <table:table-row table:style-name="TableLine93899812894224"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27"/>
          </table:table-cell>
        </table:table-row>
        <table:table-row table:style-name="TableLine93899812898976">
          <table:table-cell table:style-name="Tabel2.A1" office:value-type="string">
            <text:p text:style-name="P75"><text:span text:style-name="Strong_20_Emphasis"><text:span text:style-name="T105"><text:s/></text:span></text:span><text:span text:style-name="Strong_20_Emphasis"><text:span text:style-name="T156"><draw:control text:anchor-type="as-char" draw:z-index="20" draw:name="Vorm40_2" draw:style-name="gr1" draw:text-style-name="P101" svg:width="0.35cm" svg:height="0.35cm" draw:control="control21"/></text:span></text:span></text:p>
          </table:table-cell>
          <table:table-cell table:style-name="Tabel2.A1" office:value-type="string">
            <text:p text:style-name="P23"><text:span text:style-name="Strong_20_Emphasis"><text:span text:style-name="T144">R</text:span></text:span><text:span text:style-name="Strong_20_Emphasis"><text:span text:style-name="T145">icht </text:span></text:span><text:span text:style-name="Strong_20_Emphasis"><text:span text:style-name="T146">de </text:span></text:span><text:span text:style-name="Definition"><text:span text:style-name="T6">gebruiker</text:span></text:span><text:span text:style-name="Strong_20_Emphasis"><text:span text:style-name="T145"> </text:span></text:span><text:span text:style-name="Strong_20_Emphasis"><text:span text:style-name="T147">in </text:span></text:span><text:span text:style-name="Strong_20_Emphasis"><text:span text:style-name="T106">via </text:span></text:span><text:span text:style-name="Strong_20_Emphasis"><text:span text:style-name="T139">een</text:span></text:span><text:span text:style-name="Strong_20_Emphasis"><text:span text:style-name="T140"> druk</text:span></text:span><text:span text:style-name="Strong_20_Emphasis"><text:span text:style-name="T139"> op</text:span></text:span><text:span text:style-name="Strong_20_Emphasis"><text:span text:style-name="T135"> de </text:span></text:span><text:span text:style-name="Strong_20_Emphasis"><text:span text:style-name="T117">Super</text:span></text:span><text:span text:style-name="Strong_20_Emphasis"><text:span text:style-name="T135">-toets</text:span></text:span><text:span text:style-name="Strong_20_Emphasis"><text:span text:style-name="T52"><text:note text:id="ftn10" text:note-class="footnote"><text:note-citation>2</text:note-citation><text:note-body><text:p text:style-name="P80"><text:span text:style-name="T266">D</text:span>e <text:span text:style-name="T392">Super</text:span>-toets <text:span text:style-name="T266">is </text:span>de Windows<text:span text:style-name="T396">-</text:span><text:span text:style-name="T391">toets</text:span>, <text:span text:style-name="T396">C</text:span>ommand-<text:span text:style-name="T391">toets</text:span>, of <text:span text:style-name="T396">V</text:span>ergrootglas-toets.</text:p></text:note-body></text:note></text:span></text:span><text:span text:style-name="Strong_20_Emphasis"><text:span text:style-name="T114">, </text:span></text:span><text:span text:style-name="Strong_20_Emphasis"><text:span text:style-name="T127">t</text:span></text:span><text:span text:style-name="Strong_20_Emphasis"><text:span text:style-name="T119">yp </text:span></text:span><text:span text:style-name="Strong_20_Emphasis"><text:span text:style-name="T196">men</text:span></text:span><text:span text:style-name="Strong_20_Emphasis"><text:span text:style-name="T192">u</text:span></text:span><text:span text:style-name="Strong_20_Emphasis"><text:span text:style-name="T120"> </text:span></text:span><text:span text:style-name="Strong_20_Emphasis"><text:span text:style-name="T128">e</text:span></text:span><text:span text:style-name="Strong_20_Emphasis"><text:span text:style-name="T106">n </text:span></text:span><text:span text:style-name="Strong_20_Emphasis"><text:span text:style-name="T122">k</text:span></text:span><text:span text:style-name="Strong_20_Emphasis"><text:span text:style-name="T106">lik op het pictogram van </text:span></text:span><text:span text:style-name="Strong_20_Emphasis"><text:span text:style-name="T229">Installatiem</text:span></text:span><text:span text:style-name="Strong_20_Emphasis"><text:span text:style-name="T230">enu</text:span></text:span><text:span text:style-name="Strong_20_Emphasis"><text:span text:style-name="T120">.</text:span></text:span></text:p>
          </table:table-cell>
        </table:table-row>
        <table:table-row table:style-name="TableLine93899812893248"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22"><text:span text:style-name="Strong_20_Emphasis"><text:span text:style-name="T141">K</text:span></text:span><text:span text:style-name="Strong_20_Emphasis"><text:span text:style-name="T124">ie</text:span></text:span><text:span text:style-name="Strong_20_Emphasis"><text:span text:style-name="T125">s </text:span></text:span><text:span text:style-name="Strong_20_Emphasis"><text:span text:style-name="T236">4 </text:span></text:span><text:span text:style-name="Strong_20_Emphasis"><text:span text:style-name="T197">Gebruiker inrichten</text:span></text:span><text:span text:style-name="Strong_20_Emphasis"><text:span text:style-name="T141"> </text:span></text:span><text:span text:style-name="Strong_20_Emphasis"><text:span text:style-name="T126">en </text:span></text:span><text:span text:style-name="Strong_20_Emphasis"><text:span text:style-name="T142">v</text:span></text:span><text:span text:style-name="Strong_20_Emphasis"><text:span text:style-name="T113">olg de aanwijzingen op het scherm</text:span></text:span><text:span text:style-name="Strong_20_Emphasis"><text:span text:style-name="T190">.</text:span></text:span></text:p>
          </table:table-cell>
        </table:table-row>
        <table:table-row table:style-name="TableLine93899812929152"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22"/>
          </table:table-cell>
        </table:table-row>
        <table:table-row table:style-name="TableLine93899812882720">
          <table:table-cell table:style-name="Tabel2.A1" office:value-type="string">
            <text:p text:style-name="P43"><text:span text:style-name="Strong_20_Emphasis"><text:span text:style-name="T104"><text:s/></text:span></text:span><text:span text:style-name="Strong_20_Emphasis"><text:span text:style-name="T155"><draw:control text:anchor-type="as-char" draw:z-index="26" draw:name="Vorm40_ 2" draw:style-name="gr1" draw:text-style-name="P101" svg:width="0.35cm" svg:height="0.35cm" draw:control="control27"/></text:span></text:span></text:p>
          </table:table-cell>
          <table:table-cell table:style-name="Tabel2.A1" office:value-type="string">
            <text:p text:style-name="P91">Wijzig <text:span text:style-name="T428">indien gewenst </text:span><text:span text:style-name="T423">de g</text:span>ebruikersfoto <text:span text:style-name="T422">v</text:span><text:span text:style-name="T414">ia </text:span><text:span text:style-name="T415">een druk op </text:span><text:span text:style-name="T414">d</text:span><text:span text:style-name="T321">e </text:span><text:span text:style-name="T322">Super</text:span><text:span text:style-name="T321">-toets</text:span><text:span text:style-name="T332"><text:note-ref text:note-class="footnote" text:reference-format="text" text:ref-name="ftn10">2</text:note-ref></text:span><text:span text:style-name="T321">, </text:span><text:span text:style-name="T323">zoek </text:span><text:span text:style-name="T318">gebr</text:span><text:span text:style-name="T323"> en klik achter </text:span><text:span text:style-name="T317">Instellingen</text:span><text:span text:style-name="T323"> op </text:span><text:span text:style-name="T318">Gebruikers</text:span><text:span text:style-name="T321">.</text:span></text:p>
            <text:p text:style-name="P90"><text:span text:style-name="T324">Klik op </text:span><text:span text:style-name="Strong_20_Emphasis"><text:span text:style-name="T284">Ontgrendelen</text:span></text:span><text:span text:style-name="T324">.</text:span></text:p>
            <text:p text:style-name="P90"><text:span text:style-name="T324">Klik op afbeelding voor </text:span><text:span text:style-name="Definition"><text:span text:style-name="T9">gebruiker</text:span></text:span><text:span text:style-name="T324">.</text:span></text:p>
            <text:p text:style-name="P92"><text:span text:style-name="T324">Klik op </text:span><text:span text:style-name="Strong_20_Emphasis"><text:span text:style-name="T284">Selecteer een bestand</text:span></text:span><text:span text:style-name="T324">.</text:span><text:span text:style-name="T321"><text:line-break/></text:span><text:span text:style-name="T327">Selecteer </text:span><text:span text:style-name="T328">indien aanwezig</text:span><text:span text:style-name="T325"> </text:span><text:span text:style-name="T315">Gebruikersfoto</text:span><text:span text:style-name="T325"> </text:span><text:span text:style-name="T326">in</text:span><text:span text:style-name="T325"> </text:span><text:span text:style-name="T319">Persoonlijke map</text:span><text:span text:style-name="T325"> / </text:span><text:span text:style-name="T319">kz-</text:span><text:span text:style-name="T320">data</text:span><text:span text:style-name="T300">.</text:span></text:p>
          </table:table-cell>
        </table:table-row>
        <table:table-row table:style-name="TableLine93899812911952"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8"/>
          </table:table-cell>
        </table:table-row>
        <table:table-row table:style-name="TableLine93899812902272">
          <table:table-cell table:style-name="Tabel2.A1" office:value-type="string">
            <text:p text:style-name="P41"><text:span text:style-name="Strong_20_Emphasis"><text:span text:style-name="T104"><text:s/></text:span></text:span><text:span text:style-name="Strong_20_Emphasis"><text:span text:style-name="T155"><draw:control text:anchor-type="as-char" draw:z-index="21" draw:name="Vorm40_1" draw:style-name="gr1" draw:text-style-name="P101" svg:width="0.35cm" svg:height="0.35cm" draw:control="control22"/></text:span></text:span></text:p>
          </table:table-cell>
          <table:table-cell table:style-name="Tabel2.A1" office:value-type="string">
            <text:p text:style-name="P48">Afmelden.</text:p>
          </table:table-cell>
        </table:table-row>
      </table:table>
      <text:p text:style-name="P20"><text:span text:style-name="Strong_20_Emphasis"><text:span text:style-name="T148"/></text:span></text:p>
      <text:p text:style-name="P40"/>
      <text:p text:style-name="P44"><text:span text:style-name="T275">E</text:span><text:span text:style-name="T276">inde c</text:span><text:span text:style-name="T277">hecklist, </text:span><text:span text:style-name="T278">d</text:span><text:span text:style-name="T277">e installatie van </text:span><text:span text:style-name="T277"><text:reference-ref text:reference-format="text" text:ref-name="Distributie">Ubuntu</text:reference-ref></text:span><text:span text:style-name="T277"><text:s/></text:span><text:span text:style-name="T279"><text:reference-ref text:reference-format="text" text:ref-name="Versie">22.04</text:reference-ref></text:span><text:span text:style-name="Strong_20_Emphasis"><text:span text:style-name="T298"><text:s/></text:span></text:span><text:span text:style-name="Strong_20_Emphasis"><text:span text:style-name="T299">LTS</text:span></text:span><text:span text:style-name="T51"> </text:span><text:span text:style-name="T277"><text:reference-ref text:reference-format="text" text:ref-name="Editie">desktop</text:reference-ref></text:span><text:span text:style-name="T277"><text:s/>is voltooid.</text:span></text:p>
      <text:p text:style-name="P18"/>
      <text:p text:style-name="P6"><text:span text:style-name="T164">Geschreven</text:span><text:span text:style-name="T91"> door Karel Zimmer &lt;</text:span><text:a xlink:type="simple" xlink:href="mailto:info@karelzimmer.nl" text:style-name="Internet_20_link" text:visited-style-name="Visited_20_Internet_20_Link"><text:span text:style-name="T410">info@karelzimmer.nl</text:span></text:a><text:span text:style-name="T91">&gt;</text:span><text:span text:style-name="T92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22.04-desktop</text:file-name></text:span><text:span text:style-name="MT2"><text:tab/><text:tab/></text:span><text:span text:style-name="MT1"><text:date style:data-style-name="N36" text:date-value="2022-08-02T14:24:58.388703237">02-08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dc:subject>Installatie PC software</dc:subject>
    <meta:initial-creator>Karel Zimmer</meta:initial-creator>
    <meta:creation-date>1995-11-21T17:41:00</meta:creation-date>
    <dc:date>2022-08-02T14:24:58.141048322</dc:date>
    <meta:keyword>Installatie</meta:keyword>
    <meta:keyword>Checklist</meta:keyword>
    <meta:keyword>Linux</meta:keyword>
    <meta:editing-cycles>6461</meta:editing-cycles>
    <meta:editing-duration>P11DT10H32M57S</meta:editing-duration>
    <meta:print-date>2021-03-23T20:07:57.967210640</meta:print-date>
    <dc:creator>Karel Zimmer</dc:creator>
    <meta:document-statistic meta:table-count="4" meta:image-count="0" meta:object-count="0" meta:page-count="4" meta:paragraph-count="99" meta:word-count="886" meta:character-count="6106" meta:non-whitespace-character-count="5253"/>
    <meta:user-defined meta:name="Info 1"/>
    <meta:user-defined meta:name="Info 2"/>
    <meta:user-defined meta:name="Info 3"/>
    <meta:user-defined meta:name="Info 4"/>
  </office:meta>
</office:document-meta>
</file>